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4200000132462A7F75.png"/>
  <manifest:file-entry manifest:media-type="image/png" manifest:full-path="Pictures/10000000000002900000014EBA291722.png"/>
  <manifest:file-entry manifest:media-type="image/png" manifest:full-path="Pictures/1000000000000178000000D2896970C5.png"/>
  <manifest:file-entry manifest:media-type="image/png" manifest:full-path="Pictures/100000000000026E000000FB865F04B4.png"/>
  <manifest:file-entry manifest:media-type="image/png" manifest:full-path="Pictures/100000000000027E00000378ECFB7DC9.png"/>
  <manifest:file-entry manifest:media-type="image/png" manifest:full-path="Pictures/10000000000001E30000014224390D16.png"/>
  <manifest:file-entry manifest:media-type="image/png" manifest:full-path="Pictures/100000000000047F0000031B1C1749FD.png"/>
  <manifest:file-entry manifest:media-type="image/png" manifest:full-path="Pictures/10000000000002910000014F7BE94C15.png"/>
  <manifest:file-entry manifest:media-type="" manifest:full-path="Pictures/20000007000040E9000031685325EBEA.svm"/>
  <manifest:file-entry manifest:media-type="image/png" manifest:full-path="Pictures/10000000000002430000013ECB1A6853.png"/>
  <manifest:file-entry manifest:media-type="image/png" manifest:full-path="Pictures/1000000000000346000001338F7C7FD3.png"/>
  <manifest:file-entry manifest:media-type="image/png" manifest:full-path="Pictures/100000000000021C000000FD579BD4DA.png"/>
  <manifest:file-entry manifest:media-type="image/png" manifest:full-path="Pictures/1000000000000346000001F77FEC4E35.png"/>
  <manifest:file-entry manifest:media-type="image/png" manifest:full-path="Pictures/10000000000001170000014094D3F435.png"/>
  <manifest:file-entry manifest:media-type="" manifest:full-path="Pictures/200000070000379C0000184B4C022D12.svm"/>
  <manifest:file-entry manifest:media-type="image/png" manifest:full-path="Pictures/100000000000017400000106A8030BBB.png"/>
  <manifest:file-entry manifest:media-type="image/png" manifest:full-path="Pictures/10000000000000F50000013759CB42CD.png"/>
  <manifest:file-entry manifest:media-type="image/png" manifest:full-path="Pictures/100000000000021A000000C8718160C5.png"/>
  <manifest:file-entry manifest:media-type="image/png" manifest:full-path="Pictures/100000000000028F000001A0D3B9A47F.png"/>
  <manifest:file-entry manifest:media-type="image/png" manifest:full-path="Pictures/10000000000001FD000001DFA0261C46.png"/>
  <manifest:file-entry manifest:media-type="image/png" manifest:full-path="Pictures/1000000000000258000003138EE3E146.png"/>
  <manifest:file-entry manifest:media-type="image/png" manifest:full-path="Pictures/10000000000001D00000031BCF1AD678.png"/>
  <manifest:file-entry manifest:media-type="image/png" manifest:full-path="Pictures/100000000000029F00000124BA7C9978.png"/>
  <manifest:file-entry manifest:media-type="image/png" manifest:full-path="Pictures/10000000000002AB00000331FC83EEFB.png"/>
  <manifest:file-entry manifest:media-type="image/png" manifest:full-path="Pictures/10000000000001FE000001374DFC5BD8.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Liberation Sans1" svg:font-family="'Liberation Sans'" style:font-family-generic="swiss"/>
    <style:font-face style:name="Tahoma" svg:font-family="Tahoma"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office:font-face-decls>
  <office:automatic-styles>
    <style:style style:name="Таблица3" style:family="table">
      <style:table-properties style:width="16.999cm" table:align="margins"/>
    </style:style>
    <style:style style:name="Таблица3.A" style:family="table-column">
      <style:table-column-properties style:column-width="8.498cm" style:rel-column-width="32767*"/>
    </style:style>
    <style:style style:name="Таблица3.B" style:family="table-column">
      <style:table-column-properties style:column-width="8.5cm" style:rel-column-width="32768*"/>
    </style:style>
    <style:style style:name="Таблица3.A1" style:family="table-cell">
      <style:table-cell-properties fo:padding="0.097cm" fo:border-left="0.002cm solid #000000" fo:border-right="none" fo:border-top="0.002cm solid #000000" fo:border-bottom="0.002cm solid #000000"/>
    </style:style>
    <style:style style:name="Таблица3.B1" style:family="table-cell">
      <style:table-cell-properties fo:padding="0.097cm" fo:border="0.002cm solid #000000"/>
    </style:style>
    <style:style style:name="Таблица3.A2" style:family="table-cell">
      <style:table-cell-properties fo:padding="0.097cm" fo:border-left="0.002cm solid #000000" fo:border-right="none" fo:border-top="none" fo:border-bottom="0.002cm solid #000000"/>
    </style:style>
    <style:style style:name="Таблица3.B2" style:family="table-cell">
      <style:table-cell-properties fo:padding="0.097cm" fo:border-left="0.002cm solid #000000" fo:border-right="0.002cm solid #000000" fo:border-top="none" fo:border-bottom="0.002cm solid #000000"/>
    </style:style>
    <style:style style:name="Таблица4" style:family="table">
      <style:table-properties style:width="16.999cm" table:align="margins"/>
    </style:style>
    <style:style style:name="Таблица4.A" style:family="table-column">
      <style:table-column-properties style:column-width="16.999cm" style:rel-column-width="65535*"/>
    </style:style>
    <style:style style:name="Таблица4.A1" style:family="table-cell">
      <style:table-cell-properties fo:padding="0.097cm" fo:border="0.002cm solid #000000"/>
    </style:style>
    <style:style style:name="Таблица4.A2" style:family="table-cell">
      <style:table-cell-properties fo:padding="0.097cm" fo:border-left="0.002cm solid #000000" fo:border-right="0.002cm solid #000000" fo:border-top="none" fo:border-bottom="0.002cm solid #000000"/>
    </style:style>
    <style:style style:name="Таблица1" style:family="table">
      <style:table-properties style:width="16.999cm" table:align="margins"/>
    </style:style>
    <style:style style:name="Таблица1.A" style:family="table-column">
      <style:table-column-properties style:column-width="8.498cm" style:rel-column-width="32767*"/>
    </style:style>
    <style:style style:name="Таблица1.B" style:family="table-column">
      <style:table-column-properties style:column-width="8.5cm" style:rel-column-width="32768*"/>
    </style:style>
    <style:style style:name="Таблица1.A1" style:family="table-cell">
      <style:table-cell-properties fo:padding="0.097cm" fo:border-left="0.002cm solid #000000" fo:border-right="none" fo:border-top="0.002cm solid #000000" fo:border-bottom="0.002cm solid #000000"/>
    </style:style>
    <style:style style:name="Таблица1.B1" style:family="table-cell">
      <style:table-cell-properties fo:padding="0.097cm" fo:border="0.002cm solid #000000"/>
    </style:style>
    <style:style style:name="Таблица1.A2" style:family="table-cell">
      <style:table-cell-properties fo:padding="0.097cm" fo:border-left="0.002cm solid #000000" fo:border-right="none" fo:border-top="none" fo:border-bottom="0.002cm solid #000000"/>
    </style:style>
    <style:style style:name="Таблица1.B2" style:family="table-cell">
      <style:table-cell-properties fo:padding="0.097cm" fo:border-left="0.002cm solid #000000" fo:border-right="0.002cm solid #000000" fo:border-top="none" fo:border-bottom="0.002cm solid #000000"/>
    </style:style>
    <style:style style:name="Таблица2" style:family="table">
      <style:table-properties style:width="16.999cm" table:align="margins"/>
    </style:style>
    <style:style style:name="Таблица2.A" style:family="table-column">
      <style:table-column-properties style:column-width="16.999cm" style:rel-column-width="65535*"/>
    </style:style>
    <style:style style:name="Таблица2.A1" style:family="table-cell">
      <style:table-cell-properties fo:padding="0.097cm" fo:border="0.002cm solid #000000"/>
    </style:style>
    <style:style style:name="Таблица2.A2" style:family="table-cell">
      <style:table-cell-properties fo:padding="0.097cm" fo:border-left="0.002cm solid #000000" fo:border-right="0.002cm solid #000000" fo:border-top="none" fo:border-bottom="0.002cm solid #000000"/>
    </style:style>
    <style:style style:name="P1" style:family="paragraph" style:parent-style-name="Text_20_body">
      <style:text-properties style:font-name="Times New Roman" fo:font-size="16pt" fo:language="ru" fo:country="RU" style:font-size-asian="16pt" style:font-size-complex="16pt"/>
    </style:style>
    <style:style style:name="P2" style:family="paragraph" style:parent-style-name="Text_20_body">
      <style:paragraph-properties fo:text-align="justify" style:justify-single-word="false"/>
      <style:text-properties fo:font-size="14pt" style:font-size-asian="14.6999998092651pt" style:font-size-complex="16.7999992370605pt"/>
    </style:style>
    <style:style style:name="P3" style:family="paragraph" style:parent-style-name="Text_20_body">
      <style:paragraph-properties fo:text-align="justify" style:justify-single-word="false"/>
      <style:text-properties fo:font-size="14pt" fo:font-style="normal" style:font-size-asian="14pt" style:font-style-asian="normal" style:font-size-complex="14pt" style:font-style-complex="normal"/>
    </style:style>
    <style:style style:name="P4"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style:font-name="Liberation Mono" fo:font-size="8pt" style:font-name-asian="Liberation Mono" style:font-size-asian="8pt" style:font-name-complex="Liberation Mono" style:font-size-complex="8pt"/>
    </style:style>
    <style:style style:name="P5"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000000" style:font-name="Liberation Mono" fo:font-size="8pt" fo:font-weight="bold" style:font-name-asian="Liberation Mono" style:font-size-asian="8pt" style:font-weight-asian="bold" style:font-name-complex="Liberation Mono" style:font-size-complex="8pt" style:font-weight-complex="bold"/>
    </style:style>
    <style:style style:name="P6"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000000" style:font-name="Liberation Mono" fo:font-size="8pt" style:font-name-asian="Liberation Mono" style:font-size-asian="8pt" style:font-name-complex="Liberation Mono" style:font-size-complex="8pt"/>
    </style:style>
    <style:style style:name="P7" style:family="paragraph" style:parent-style-name="Standard">
      <style:paragraph-properties fo:margin-left="0cm" fo:margin-right="0cm" fo:text-align="start" style:justify-single-word="false" fo:text-indent="0cm" style:auto-text-indent="false" style:text-autospace="none"/>
      <style:text-properties fo:color="#000000" style:font-name="Liberation Mono" fo:font-size="8pt" fo:language="ru" fo:country="RU" fo:font-weight="bold" style:font-name-asian="Liberation Mono" style:font-size-asian="14.6999998092651pt" style:font-weight-asian="bold" style:font-name-complex="Liberation Mono" style:font-size-complex="16.7999992370605pt" style:font-weight-complex="bold"/>
    </style:style>
    <style:style style:name="P8" style:family="paragraph" style:parent-style-name="Standard">
      <style:paragraph-properties fo:margin-left="0cm" fo:margin-right="0cm" fo:text-align="start" style:justify-single-word="false" fo:text-indent="0cm" style:auto-text-indent="false" style:text-autospace="none">
        <style:tab-stops>
          <style:tab-stop style:position="7.034cm"/>
        </style:tab-stops>
      </style:paragraph-properties>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9" style:family="paragraph" style:parent-style-name="Text_20_body">
      <style:paragraph-properties fo:break-before="page"/>
    </style:style>
    <style:style style:name="P10" style:family="paragraph" style:parent-style-name="Table_20_Contents">
      <style:paragraph-properties fo:text-align="justify" style:justify-single-word="false"/>
      <style:text-properties fo:font-size="14pt" style:font-size-asian="14pt" style:font-size-complex="14pt"/>
    </style:style>
    <style:style style:name="P11" style:family="paragraph" style:parent-style-name="Table_20_Contents">
      <style:paragraph-properties fo:text-align="center" style:justify-single-word="false"/>
      <style:text-properties fo:font-size="14pt" fo:font-weight="bold" style:font-size-asian="14pt" style:font-weight-asian="bold" style:font-size-complex="14pt" style:font-weight-complex="bold"/>
    </style:style>
    <style:style style:name="P12" style:family="paragraph" style:parent-style-name="Table_20_Contents">
      <style:paragraph-properties fo:text-align="justify" style:justify-single-word="false"/>
      <style:text-properties fo:font-size="14pt"/>
    </style:style>
    <style:style style:name="P13" style:family="paragraph" style:parent-style-name="Table_20_Contents">
      <style:paragraph-properties fo:text-align="justify" style:justify-single-word="false"/>
    </style:style>
    <style:style style:name="P14" style:family="paragraph" style:parent-style-name="Standard">
      <style:paragraph-properties fo:text-align="justify" style:justify-single-word="false"/>
      <style:text-properties fo:font-size="14pt" style:font-size-asian="14.6999998092651pt" style:font-size-complex="16.7999992370605pt"/>
    </style:style>
    <style:style style:name="P15" style:family="paragraph" style:parent-style-name="Standard">
      <style:paragraph-properties fo:line-height="150%" fo:text-align="center" style:justify-single-word="false"/>
      <style:text-properties fo:font-size="14pt"/>
    </style:style>
    <style:style style:name="P16" style:family="paragraph" style:parent-style-name="Standard">
      <style:paragraph-properties fo:line-height="118%" fo:text-align="center" style:justify-single-word="false" style:text-autospace="none"/>
      <style:text-properties fo:font-size="14pt"/>
    </style:style>
    <style:style style:name="P17" style:family="paragraph" style:parent-style-name="Standard">
      <style:paragraph-properties fo:text-align="justify" style:justify-single-word="false">
        <style:tab-stops>
          <style:tab-stop style:position="7.034cm"/>
        </style:tab-stops>
      </style:paragraph-properties>
      <style:text-properties fo:color="#808080" style:font-name="Liberation Mono" fo:font-size="8pt" fo:font-style="italic" fo:font-weight="bold" style:font-name-asian="Liberation Mono" style:font-size-asian="8pt" style:font-style-asian="italic" style:font-weight-asian="bold" style:font-name-complex="Liberation Mono" style:font-size-complex="8pt" style:font-style-complex="italic" style:font-weight-complex="bold"/>
    </style:style>
    <style:style style:name="P18" style:family="paragraph" style:parent-style-name="Standard">
      <style:text-properties fo:color="#000000" style:font-name="Liberation Mono" fo:font-size="14pt" fo:font-weight="bold" style:font-name-asian="Liberation Mono" style:font-size-asian="14pt" style:font-weight-asian="bold" style:font-name-complex="Liberation Mono" style:font-size-complex="14pt" style:font-weight-complex="bold"/>
    </style:style>
    <style:style style:name="P19" style:family="paragraph" style:parent-style-name="Обычный_20_текст">
      <style:paragraph-properties fo:text-align="justify" style:justify-single-word="false"/>
    </style:style>
    <style:style style:name="P20" style:family="paragraph" style:parent-style-name="Обычный_20_текст">
      <style:text-properties fo:font-style="italic" style:font-style-asian="italic" style:font-style-complex="italic"/>
    </style:style>
    <style:style style:name="P21" style:family="paragraph" style:parent-style-name="Обычный_20_текст">
      <style:text-properties fo:color="#000000" style:font-name="Liberation Mono" fo:font-size="8pt" fo:font-weight="bold" style:font-name-asian="Liberation Mono" style:font-size-asian="8pt" style:font-weight-asian="bold" style:font-name-complex="Liberation Mono" style:font-size-complex="8pt" style:font-weight-complex="bold"/>
    </style:style>
    <style:style style:name="P22" style:family="paragraph" style:parent-style-name="Обычный_20_текст">
      <style:text-properties fo:language="ru" fo:country="RU"/>
    </style:style>
    <style:style style:name="P23" style:family="paragraph" style:parent-style-name="Обычный_20_текст">
      <style:paragraph-properties fo:text-align="justify" style:justify-single-word="false"/>
      <style:text-properties fo:language="ru" fo:country="RU"/>
    </style:style>
    <style:style style:name="P24" style:family="paragraph" style:parent-style-name="Standard">
      <style:paragraph-properties fo:margin-left="0cm" fo:margin-right="0cm" fo:line-height="150%" fo:text-align="justify" style:justify-single-word="false" fo:text-indent="1.249cm" style:auto-text-indent="false"/>
      <style:text-properties style:font-name="Liberation Mono" fo:font-size="8pt" fo:language="en" fo:country="US" style:font-size-asian="8pt" style:font-size-complex="8pt"/>
    </style:style>
    <style:style style:name="P25" style:family="paragraph" style:parent-style-name="Standard">
      <style:paragraph-properties fo:margin-left="0cm" fo:margin-right="0cm" fo:line-height="150%" fo:text-align="justify" style:justify-single-word="false" fo:text-indent="1.249cm" style:auto-text-indent="false"/>
      <style:text-properties style:font-name="Liberation Mono" fo:font-size="8pt" style:font-size-asian="8pt" style:font-size-complex="8pt"/>
    </style:style>
    <style:style style:name="P26" style:family="paragraph" style:parent-style-name="Standard">
      <style:paragraph-properties fo:margin-left="1.884cm" fo:margin-right="0cm" fo:line-height="150%" fo:text-align="justify" style:justify-single-word="false" fo:text-indent="0cm" style:auto-text-indent="false"/>
    </style:style>
    <style:style style:name="P27" style:family="paragraph" style:parent-style-name="Heading_20_1">
      <style:text-properties fo:font-size="16pt" style:font-size-asian="16pt" style:font-size-complex="16pt"/>
    </style:style>
    <style:style style:name="P28" style:family="paragraph" style:parent-style-name="Heading_20_1">
      <style:paragraph-properties fo:break-before="page"/>
    </style:style>
    <style:style style:name="P29" style:family="paragraph" style:parent-style-name="Обычный_20_текст" style:list-style-name="L2"/>
    <style:style style:name="P30" style:family="paragraph" style:parent-style-name="Обычный_20_текст" style:list-style-name="L3"/>
    <style:style style:name="P31" style:family="paragraph" style:parent-style-name="Обычный_20_текст" style:list-style-name="WW8Num10"/>
    <style:style style:name="P32" style:family="paragraph" style:parent-style-name="Обычный_20_текст" style:list-style-name="L4"/>
    <style:style style:name="P33" style:family="paragraph" style:parent-style-name="Обычный_20_текст" style:list-style-name="WW8Num2"/>
    <style:style style:name="P34" style:family="paragraph" style:parent-style-name="Обычный_20_текст" style:list-style-name="WW8Num2">
      <style:text-properties fo:font-weight="bold" style:font-weight-asian="bold"/>
    </style:style>
    <style:style style:name="P35" style:family="paragraph" style:parent-style-name="Обычный_20_текст" style:list-style-name="WW8Num12">
      <style:text-properties fo:font-weight="bold" style:font-weight-asian="bold"/>
    </style:style>
    <style:style style:name="P36" style:family="paragraph" style:parent-style-name="Обычный_20_текст" style:list-style-name="WW8Num12"/>
    <style:style style:name="P37" style:family="paragraph" style:parent-style-name="Обычный_20_текст" style:list-style-name="L5"/>
    <style:style style:name="P38" style:family="paragraph" style:parent-style-name="Обычный_20_текст" style:list-style-name="L6"/>
    <style:style style:name="P39" style:family="paragraph" style:parent-style-name="Обычный_20_текст" style:list-style-name="WW8Num18"/>
    <style:style style:name="P40" style:family="paragraph" style:parent-style-name="Обычный_20_текст" style:list-style-name="L8"/>
    <style:style style:name="P41" style:family="paragraph" style:parent-style-name="Обычный_20_текст" style:list-style-name="L9"/>
    <style:style style:name="P42" style:family="paragraph" style:parent-style-name="Обычный_20_текст" style:list-style-name="L10"/>
    <style:style style:name="P43" style:family="paragraph" style:parent-style-name="Обычный_20_текст" style:list-style-name="L11"/>
    <style:style style:name="P44" style:family="paragraph" style:parent-style-name="Обычный_20_текст" style:list-style-name="L12"/>
    <style:style style:name="P45" style:family="paragraph" style:parent-style-name="Обычный_20_текст" style:list-style-name="L14"/>
    <style:style style:name="P46" style:family="paragraph" style:parent-style-name="Обычный_20_текст" style:list-style-name="L16"/>
    <style:style style:name="P47" style:family="paragraph" style:parent-style-name="Обычный_20_текст" style:list-style-name="L17"/>
    <style:style style:name="P48" style:family="paragraph" style:parent-style-name="Обычный_20_текст" style:list-style-name="L18"/>
    <style:style style:name="P49" style:family="paragraph" style:parent-style-name="Обычный_20_текст" style:list-style-name="L19"/>
    <style:style style:name="P50" style:family="paragraph" style:parent-style-name="Обычный_20_текст" style:list-style-name="L20"/>
    <style:style style:name="P51" style:family="paragraph" style:parent-style-name="Обычный_20_текст" style:list-style-name="L21"/>
    <style:style style:name="P52" style:family="paragraph" style:parent-style-name="Обычный_20_текст" style:list-style-name="L22"/>
    <style:style style:name="P53" style:family="paragraph" style:parent-style-name="Обычный_20_текст" style:list-style-name="L25"/>
    <style:style style:name="P54" style:family="paragraph" style:parent-style-name="Обычный_20_текст" style:list-style-name="L26"/>
    <style:style style:name="P55" style:family="paragraph" style:parent-style-name="Обычный_20_текст" style:list-style-name="L28"/>
    <style:style style:name="P56" style:family="paragraph" style:parent-style-name="Обычный_20_текст" style:list-style-name="L29"/>
    <style:style style:name="P57" style:family="paragraph" style:parent-style-name="Обычный_20_текст" style:list-style-name="L31"/>
    <style:style style:name="P58" style:family="paragraph" style:parent-style-name="Обычный_20_текст">
      <style:paragraph-properties fo:text-align="justify" style:justify-single-word="false"/>
    </style:style>
    <style:style style:name="P59" style:family="paragraph" style:parent-style-name="Обычный_20_текст" style:list-style-name="L3">
      <style:paragraph-properties fo:margin-left="0cm" fo:margin-right="0cm" fo:text-indent="-0.635cm" style:auto-text-indent="false"/>
    </style:style>
    <style:style style:name="P60" style:family="paragraph" style:parent-style-name="Обычный_20_текст" style:list-style-name="L1">
      <style:paragraph-properties fo:margin-left="0cm" fo:margin-right="0cm" fo:text-indent="-0.635cm" style:auto-text-indent="false"/>
    </style:style>
    <style:style style:name="P61" style:family="paragraph" style:parent-style-name="Обычный_20_текст" style:list-style-name="L13">
      <style:paragraph-properties fo:margin-left="0cm" fo:margin-right="0cm" fo:text-indent="-0.635cm" style:auto-text-indent="false"/>
    </style:style>
    <style:style style:name="P62" style:family="paragraph" style:parent-style-name="Обычный_20_текст" style:list-style-name="L14">
      <style:paragraph-properties fo:margin-left="0cm" fo:margin-right="0cm" fo:text-indent="-0.635cm" style:auto-text-indent="false"/>
    </style:style>
    <style:style style:name="P63" style:family="paragraph" style:parent-style-name="Обычный_20_текст" style:list-style-name="L15">
      <style:paragraph-properties fo:margin-left="0cm" fo:margin-right="0cm" fo:text-indent="-0.635cm" style:auto-text-indent="false"/>
    </style:style>
    <style:style style:name="P64" style:family="paragraph" style:parent-style-name="Обычный_20_текст" style:list-style-name="L20">
      <style:paragraph-properties fo:margin-left="0cm" fo:margin-right="0cm" fo:text-indent="-0.635cm" style:auto-text-indent="false"/>
    </style:style>
    <style:style style:name="P65" style:family="paragraph" style:parent-style-name="Обычный_20_текст" style:list-style-name="L27">
      <style:paragraph-properties fo:margin-left="0cm" fo:margin-right="0cm" fo:text-indent="-0.635cm" style:auto-text-indent="false"/>
    </style:style>
    <style:style style:name="P66" style:family="paragraph" style:parent-style-name="Обычный_20_текст" style:list-style-name="WW8Num11">
      <style:paragraph-properties fo:margin-left="1.251cm" fo:margin-right="0cm" fo:text-indent="-0.635cm" style:auto-text-indent="false"/>
    </style:style>
    <style:style style:name="P67" style:family="paragraph" style:parent-style-name="Обычный_20_текст" style:list-style-name="WW8Num16">
      <style:paragraph-properties fo:margin-left="1.251cm" fo:margin-right="0cm" fo:text-indent="-0.635cm" style:auto-text-indent="false"/>
    </style:style>
    <style:style style:name="P68" style:family="paragraph" style:parent-style-name="Обычный_20_текст" style:list-style-name="WW8Num9">
      <style:paragraph-properties fo:margin-left="1.251cm" fo:margin-right="0cm" fo:text-indent="-0.635cm" style:auto-text-indent="false"/>
    </style:style>
    <style:style style:name="P69" style:family="paragraph" style:parent-style-name="Обычный_20_текст" style:list-style-name="WW8Num8">
      <style:paragraph-properties fo:margin-left="1.251cm" fo:margin-right="0cm" fo:text-indent="-0.635cm" style:auto-text-indent="false"/>
    </style:style>
    <style:style style:name="P70" style:family="paragraph" style:parent-style-name="Обычный_20_текст" style:list-style-name="WW8Num8">
      <style:paragraph-properties fo:margin-left="1.251cm" fo:margin-right="0cm" fo:text-indent="-0.635cm" style:auto-text-indent="false"/>
      <style:text-properties fo:language="en" fo:country="US" fo:font-weight="bold" style:font-weight-asian="bold"/>
    </style:style>
    <style:style style:name="P71" style:family="paragraph" style:parent-style-name="Обычный_20_текст" style:list-style-name="WW8Num8">
      <style:paragraph-properties fo:margin-left="1.251cm" fo:margin-right="0cm" fo:text-indent="-0.635cm" style:auto-text-indent="false"/>
      <style:text-properties fo:font-weight="bold" style:font-weight-asian="bold"/>
    </style:style>
    <style:style style:name="P72" style:family="paragraph" style:parent-style-name="Обычный_20_текст" style:list-style-name="WW8Num9">
      <style:paragraph-properties fo:margin-left="1.251cm" fo:margin-right="0cm" fo:text-indent="-0.635cm" style:auto-text-indent="false"/>
      <style:text-properties fo:font-weight="bold" style:font-weight-asian="bold" style:font-weight-complex="bold"/>
    </style:style>
    <style:style style:name="P73" style:family="paragraph" style:parent-style-name="Обычный_20_текст" style:list-style-name="WW8Num6">
      <style:paragraph-properties fo:margin-left="1.251cm" fo:margin-right="0cm" fo:text-indent="-0.635cm" style:auto-text-indent="false"/>
    </style:style>
    <style:style style:name="P74" style:family="paragraph" style:parent-style-name="Обычный_20_текст" style:list-style-name="WW8Num13">
      <style:paragraph-properties fo:margin-left="1.251cm" fo:margin-right="0cm" fo:text-indent="-0.635cm" style:auto-text-indent="false"/>
    </style:style>
    <style:style style:name="P75" style:family="paragraph" style:parent-style-name="Обычный_20_текст" style:list-style-name="WW8Num44">
      <style:paragraph-properties fo:margin-left="1.251cm" fo:margin-right="0cm" fo:text-indent="-0.635cm" style:auto-text-indent="false"/>
    </style:style>
    <style:style style:name="P76" style:family="paragraph" style:parent-style-name="Обычный_20_текст" style:list-style-name="L23">
      <style:paragraph-properties fo:margin-left="2.501cm" fo:margin-right="0cm" fo:text-indent="-0.635cm" style:auto-text-indent="false"/>
    </style:style>
    <style:style style:name="P77" style:family="paragraph" style:parent-style-name="Обычный_20_текст" style:list-style-name="L24">
      <style:paragraph-properties fo:margin-left="2.501cm" fo:margin-right="0cm" fo:text-indent="-0.635cm" style:auto-text-indent="false"/>
    </style:style>
    <style:style style:name="P78" style:family="paragraph" style:parent-style-name="Text_20_body" style:list-style-name="L1">
      <style:text-properties style:font-name="Times New Roman" fo:font-size="16pt" fo:language="ru" fo:country="RU" style:font-size-asian="16pt" style:font-size-complex="16pt"/>
    </style:style>
    <style:style style:name="P79" style:family="paragraph" style:parent-style-name="Text_20_body" style:list-style-name="L1">
      <style:text-properties style:font-name="Times New Roman" fo:language="ru" fo:country="RU"/>
    </style:style>
    <style:style style:name="P80" style:family="paragraph" style:parent-style-name="Text_20_body" style:list-style-name="L21">
      <style:paragraph-properties fo:text-align="justify" style:justify-single-word="false"/>
      <style:text-properties style:font-name="Times New Roman1" fo:font-size="16pt" fo:language="en" fo:country="US" fo:font-style="italic" style:font-size-asian="16pt" style:font-style-asian="italic" style:font-size-complex="16pt" style:font-style-complex="italic"/>
    </style:style>
    <style:style style:name="P81" style:family="paragraph" style:parent-style-name="Text_20_body" style:list-style-name="L25">
      <style:paragraph-properties fo:text-align="justify" style:justify-single-word="false"/>
      <style:text-properties fo:font-size="14pt" style:font-size-asian="14.6999998092651pt" style:font-size-complex="16.7999992370605pt"/>
    </style:style>
    <style:style style:name="P82" style:family="paragraph" style:parent-style-name="Text_20_body" style:list-style-name="L1">
      <style:paragraph-properties fo:break-before="page"/>
      <style:text-properties style:font-name="Times New Roman" fo:font-size="16pt" fo:language="ru" fo:country="RU" style:font-size-asian="16pt" style:font-size-complex="16pt"/>
    </style:style>
    <style:style style:name="P83" style:family="paragraph" style:parent-style-name="Text_20_body" style:list-style-name="L7">
      <style:paragraph-properties fo:margin-left="0cm" fo:margin-right="0cm" fo:text-align="justify" style:justify-single-word="false" fo:text-indent="-0.635cm" style:auto-text-indent="false"/>
      <style:text-properties style:font-name="Times New Roman" fo:font-size="14pt" fo:language="ru" fo:country="RU" style:font-size-asian="14pt" style:font-size-complex="14pt"/>
    </style:style>
    <style:style style:name="P84" style:family="paragraph" style:parent-style-name="Text_20_body" style:list-style-name="L8">
      <style:paragraph-properties fo:margin-left="1.251cm" fo:margin-right="0cm" fo:text-align="justify" style:justify-single-word="false" fo:text-indent="-0.635cm" style:auto-text-indent="false" fo:break-before="page"/>
      <style:text-properties style:font-name="Times New Roman" fo:font-size="14pt" fo:language="ru" fo:country="RU" style:font-size-asian="14pt" style:font-size-complex="14pt"/>
    </style:style>
    <style:style style:name="P85" style:family="paragraph" style:parent-style-name="Text_20_body" style:list-style-name="L1">
      <style:paragraph-properties fo:margin-left="0cm" fo:margin-right="0cm" fo:text-align="justify" style:justify-single-word="false" fo:text-indent="-0.64cm" style:auto-text-indent="false">
        <style:tab-stops/>
      </style:paragraph-properties>
      <style:text-properties fo:font-size="14pt" style:font-size-asian="14pt" style:font-size-complex="14pt"/>
    </style:style>
    <style:style style:name="P86" style:family="paragraph" style:parent-style-name="Text_20_body" style:list-style-name="L1">
      <style:paragraph-properties fo:margin-left="0cm" fo:margin-right="0cm" fo:text-align="justify" style:justify-single-word="false" fo:text-indent="0cm" style:auto-text-indent="false" fo:break-before="page"/>
      <style:text-properties style:font-name="Times New Roman" fo:font-size="14pt" fo:language="ru" fo:country="RU" style:font-size-asian="14pt" style:font-size-complex="14pt"/>
    </style:style>
    <style:style style:name="P87" style:family="paragraph" style:parent-style-name="Heading_20_3">
      <style:text-properties fo:font-style="italic" style:font-style-asian="italic"/>
    </style:style>
    <style:style style:name="P88" style:family="paragraph" style:parent-style-name="Heading_20_3">
      <style:text-properties style:text-underline-style="none"/>
    </style:style>
    <style:style style:name="P89" style:family="paragraph" style:parent-style-name="Heading_20_3">
      <style:text-properties fo:font-size="14pt" style:font-size-asian="14.6999998092651pt" style:font-size-complex="16.7999992370605pt"/>
    </style:style>
    <style:style style:name="P90" style:family="paragraph" style:parent-style-name="Heading_20_3">
      <style:paragraph-properties fo:text-align="justify" style:justify-single-word="false"/>
      <style:text-properties fo:font-size="14pt" style:font-size-asian="14.6999998092651pt" style:font-size-complex="16.7999992370605pt"/>
    </style:style>
    <style:style style:name="P91" style:family="paragraph" style:parent-style-name="Heading_20_3">
      <style:paragraph-properties fo:text-align="justify" style:justify-single-word="false"/>
    </style:style>
    <style:style style:name="P92" style:family="paragraph" style:parent-style-name="Heading_20_2">
      <style:text-properties fo:font-size="14pt" fo:language="en" fo:country="US" fo:font-weight="bold" style:font-size-asian="14pt" style:font-weight-asian="bold" style:font-size-complex="14pt"/>
    </style:style>
    <style:style style:name="P93"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95" style:family="paragraph">
      <style:paragraph-properties fo:margin-left="0cm" fo:margin-right="0cm" fo:text-indent="-0.738cm" style:text-autospace="none"/>
    </style:style>
    <style:style style:name="T1" style:family="text">
      <style:text-properties fo:font-size="16pt" style:font-size-asian="16pt" style:font-size-complex="16pt"/>
    </style:style>
    <style:style style:name="T2" style:family="text">
      <style:text-properties fo:font-size="16pt" fo:language="en" fo:country="US" style:font-size-asian="16pt" style:font-size-complex="16pt"/>
    </style:style>
    <style:style style:name="T3" style:family="text">
      <style:text-properties fo:font-size="16pt" fo:language="en" fo:country="US" fo:font-weight="bold" style:font-size-asian="16pt" style:font-weight-asian="bold" style:font-size-complex="16pt"/>
    </style:style>
    <style:style style:name="T4" style:family="text">
      <style:text-properties fo:font-size="16pt" fo:font-weight="bold" style:font-size-asian="16pt" style:font-weight-asian="bold" style:font-size-complex="16pt"/>
    </style:style>
    <style:style style:name="T5" style:family="text">
      <style:text-properties style:font-name="Times New Roman"/>
    </style:style>
    <style:style style:name="T6" style:family="text">
      <style:text-properties style:font-name="Times New Roman" fo:language="ru" fo:country="RU"/>
    </style:style>
    <style:style style:name="T7" style:family="text">
      <style:text-properties fo:language="ru" fo:country="RU"/>
    </style:style>
    <style:style style:name="T8" style:family="text">
      <style:text-properties fo:language="ru" fo:country="RU" fo:font-style="italic" style:font-style-asian="italic" style:font-style-complex="italic"/>
    </style:style>
    <style:style style:name="T9" style:family="text">
      <style:text-properties fo:language="en" fo:country="none"/>
    </style:style>
    <style:style style:name="T10" style:family="text">
      <style:text-properties fo:font-weight="bold" style:font-weight-asian="bold"/>
    </style:style>
    <style:style style:name="T11" style:family="text">
      <style:text-properties fo:font-weight="bold" style:font-weight-asian="bold" style:font-weight-complex="bold"/>
    </style:style>
    <style:style style:name="T12" style:family="text">
      <style:text-properties fo:font-size="14pt" style:font-size-asian="14.6999998092651pt" style:font-size-complex="16.7999992370605pt"/>
    </style:style>
    <style:style style:name="T13" style:family="text">
      <style:text-properties fo:font-size="14pt" fo:font-weight="normal" style:font-size-asian="14.6999998092651pt" style:font-weight-asian="normal" style:font-size-complex="16.7999992370605pt" style:font-weight-complex="normal"/>
    </style:style>
    <style:style style:name="T14" style:family="text">
      <style:text-properties fo:font-size="14pt" style:font-size-asian="14pt" style:font-size-complex="14pt"/>
    </style:style>
    <style:style style:name="T15" style:family="text">
      <style:text-properties fo:font-size="14pt" fo:font-style="italic" style:font-size-asian="14pt" style:font-style-asian="italic" style:font-size-complex="14pt" style:font-style-complex="italic"/>
    </style:style>
    <style:style style:name="T16" style:family="text">
      <style:text-properties fo:font-size="14pt" fo:font-style="normal" style:font-size-asian="14pt" style:font-style-asian="normal" style:font-size-complex="14pt" style:font-style-complex="normal"/>
    </style:style>
    <style:style style:name="T17" style:family="text">
      <style:text-properties fo:font-size="14pt" fo:language="ru" fo:country="RU" style:font-size-asian="14.6999998092651pt" style:font-size-complex="16.7999992370605pt"/>
    </style:style>
    <style:style style:name="T18" style:family="text">
      <style:text-properties fo:font-size="14pt" fo:language="en" fo:country="US" style:font-size-asian="14.6999998092651pt" style:font-size-complex="16.7999992370605pt"/>
    </style:style>
    <style:style style:name="T19" style:family="text">
      <style:text-properties fo:font-size="14pt" fo:language="en" fo:country="US" fo:font-weight="bold" style:font-size-asian="14pt" style:font-weight-asian="bold" style:font-size-complex="14pt"/>
    </style:style>
    <style:style style:name="T20" style:family="text">
      <style:text-properties fo:font-size="14pt" fo:font-weight="bold" style:font-size-asian="14pt" style:font-weight-asian="bold" style:font-size-complex="14pt"/>
    </style:style>
    <style:style style:name="T21" style:family="text">
      <style:text-properties style:font-name="Times New Roman1" fo:language="en" fo:country="US"/>
    </style:style>
    <style:style style:name="T22" style:family="text">
      <style:text-properties style:font-name="Times New Roman1" fo:language="en" fo:country="US" fo:font-style="italic" style:font-style-asian="italic" style:font-style-complex="italic"/>
    </style:style>
    <style:style style:name="T23" style:family="text">
      <style:text-properties fo:language="en" fo:country="US"/>
    </style:style>
    <style:style style:name="T24" style:family="text">
      <style:text-properties fo:language="en" fo:country="US" fo:font-style="italic" style:font-style-asian="italic" style:font-style-complex="italic"/>
    </style:style>
    <style:style style:name="T25" style:family="text">
      <style:text-properties fo:language="en" fo:country="US" fo:font-weight="bold" style:font-weight-asian="bold"/>
    </style:style>
    <style:style style:name="T26" style:family="text">
      <style:text-properties fo:font-style="italic" style:font-style-asian="italic"/>
    </style:style>
    <style:style style:name="T27" style:family="text">
      <style:text-properties fo:font-style="italic" style:font-style-asian="italic" style:font-style-complex="italic"/>
    </style:style>
    <style:style style:name="T28" style:family="text">
      <style:text-properties fo:color="#000000"/>
    </style:style>
    <style:style style:name="T29" style:family="text">
      <style:text-properties fo:color="#000000" fo:font-weight="bold" style:font-weight-asian="bold" style:font-weight-complex="bold"/>
    </style:style>
    <style:style style:name="T30" style:family="text">
      <style:text-properties fo:color="#000000" fo:language="en" fo:country="US"/>
    </style:style>
    <style:style style:name="T31" style:family="text">
      <style:text-properties fo:color="#808080" fo:font-style="italic" style:font-style-asian="italic" style:font-style-complex="italic"/>
    </style:style>
    <style:style style:name="T32" style:family="text">
      <style:text-properties fo:color="#804000" fo:font-weight="bold" style:font-weight-asian="bold" style:font-weight-complex="bold"/>
    </style:style>
    <style:style style:name="T33" style:family="text">
      <style:text-properties fo:color="#800000" fo:font-weight="bold" style:font-weight-asian="bold" style:font-weight-complex="bold"/>
    </style:style>
    <style:style style:name="T34" style:family="text">
      <style:text-properties fo:color="#ff8080" fo:font-weight="bold" style:font-weight-asian="bold" style:font-weight-complex="bold"/>
    </style:style>
    <style:style style:name="T35" style:family="text">
      <style:text-properties fo:color="#0000a0" fo:font-weight="bold" style:font-weight-asian="bold" style:font-weight-complex="bold"/>
    </style:style>
    <style:style style:name="T36" style:family="text">
      <style:text-properties fo:color="#8080ff" fo:font-weight="bold" style:font-weight-asian="bold" style:font-weight-complex="bold"/>
    </style:style>
    <style:style style:name="T37" style:family="text">
      <style:text-properties style:font-size-asian="14pt" style:font-size-complex="14pt"/>
    </style:style>
    <style:style style:name="T38" style:family="text">
      <style:text-properties fo:font-weight="normal" style:font-weight-asian="normal" style:font-weight-complex="normal"/>
    </style:style>
    <style:style style:name="T39" style:family="text">
      <style:text-properties style:use-window-font-color="true" style:text-outline="false" style:text-line-through-style="none" style:text-position="0% 100%" style:font-name="Liberation Sans1" fo:font-size="10pt" fo:letter-spacing="normal" fo:language="ru" fo:country="RU" fo:font-style="normal" fo:text-shadow="none" style:text-underline-style="none" fo:font-weight="normal" style:text-underline-mode="continuous" style:text-line-through-mode="continuous" style:letter-kerning="tru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style>
    <style:style style:name="T40" style:family="text">
      <style:text-properties style:use-window-font-color="true" style:text-outline="false" style:text-line-through-style="none" style:text-position="0% 100%" style:font-name="Tahoma" fo:font-size="10pt" fo:letter-spacing="normal" fo:language="ru" fo:country="RU" fo:font-style="normal" fo:text-shadow="none" style:text-underline-style="none" fo:font-weight="normal" style:text-underline-mode="continuous" style:text-line-through-mode="continuous" style:letter-kerning="tru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style>
    <style:style style:name="T41" style:family="text">
      <style:text-properties style:use-window-font-color="true" style:text-outline="false" style:text-line-through-style="none" style:text-position="0% 100%" style:font-name="Tahoma" fo:font-size="10pt" fo:letter-spacing="normal" fo:language="ru" fo:country="RU" fo:font-style="normal" fo:text-shadow="none" style:text-underline-style="none" fo:font-weight="normal" style:text-underline-mode="continuous" style:text-line-through-mode="continuous" style:letter-kerning="true" style:font-name-asian="DejaVu Sans" style:font-size-asian="12pt" style:language-asian="zxx" style:country-asian="none" style:font-style-asian="normal" style:font-weight-asian="normal" style:font-name-complex="DejaVu Sans" style:font-size-complex="12pt" style:language-complex="zxx" style:country-complex="none" style:font-style-complex="normal" style:font-weight-complex="normal" style:text-emphasize="none" style:text-scale="100%" style:font-relief="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number text:level="1" text:style-name="Numbering_20_Symbols" style:num-prefix=" "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prefix=" " style:num-suffix="." style:num-format="1" text:display-levels="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prefix=" "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number text:level="1" text:style-name="Numbering_20_Symbols" style:num-suffix=")"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xml:id="list30696356" text:style-name="L1">
        <text:list-header>
          <text:p text:style-name="P78">План:</text:p>
        </text:list-header>
        <text:list-item>
          <text:p text:style-name="P78">Введение</text:p>
        </text:list-item>
        <text:list-item>
          <text:p text:style-name="P78">Задание на разработку</text:p>
        </text:list-item>
        <text:list-item>
          <text:p text:style-name="P79"><text:span text:style-name="T1">Обзор современных </text:span><text:span text:style-name="T2">ajax-</text:span><text:span text:style-name="T1">фреймворков</text:span></text:p>
        </text:list-item>
        <text:list-item>
          <text:p text:style-name="P78">Обзор современных фреймворков для моделирования</text:p>
        </text:list-item>
        <text:list-item>
          <text:p text:style-name="P78">Проектирование редактора</text:p>
        </text:list-item>
        <text:list-item>
          <text:p text:style-name="P78">Реализация редактора</text:p>
        </text:list-item>
        <text:list-item>
          <text:p text:style-name="P78">ТЭО</text:p>
        </text:list-item>
        <text:list-item>
          <text:p text:style-name="P78">ЗИС</text:p>
        </text:list-item>
        <text:list-item>
          <text:p text:style-name="P78">Заключение</text:p>
        </text:list-item>
        <text:list-item>
          <text:p text:style-name="P78">Литература</text:p>
        </text:list-item>
      </text:list>
      <text:p text:style-name="P1"/>
      <text:h text:style-name="P28" text:outline-level="1">Введение</text:h>
      <text:p text:style-name="Обычный_20_текст">С тех пор, как в Российской Федерации отменена монополия на внешнюю торговлю, государство вынуждено балансировать между соблюдением своих интересов и частных интересов прочих участников внешней торговли. Зачастую прибыль одних означает убытки других. Постоянные изменения в экономике заставляют государство поддерживать этот баланс, постоянно изменяя таможенное законодательство вслед изменившейся ситуации. Это неотвратимо усложняет процесс таможенного оформления товаров и транспортных средств, который становится тормозом для обмена товарами между экономиками разных стран.</text:p>
      <text:p text:style-name="Обычный_20_текст">Стремительное развитие технологий передачи, хранения и обработки данных позволяет сегодня автоматизировать часть процесса таможенного оформления и уменьшить его тормозящий эффект. Конкретные улучшения скорости таковы:</text:p>
      <text:list xml:id="list30665640" text:style-name="L2">
        <text:list-item>
          <text:p text:style-name="P29">Если грузоотправитель товаров заранее сообщит о своих намерениях таможенным брокерам, то оформление его товаров пройдет быстрее и надежнее, так как брокеры смогут заранее рассчитать необходимые таможенные платежи. </text:p>
        </text:list-item>
        <text:list-item>
          <text:p text:style-name="P29">Доставка документов в электронном виде осуществляется практически моментально, тогда как бумажные документы иногда доставить непросто. </text:p>
        </text:list-item>
        <text:list-item>
          <text:p text:style-name="P29">Также легко таможенный брокер может доставить сведения в электронной форме и инспектору, который, пользуясь специализированными системами, сможет провести форматно-логический контроль принятой информации, проверить правильность расчетов. </text:p>
        </text:list-item>
        <text:list-item>
          <text:p text:style-name="P29">Если будет найдена ошибка, инспектор сможет быстро вернуть сведения брокеру со своими замечаниями для исправления ошибок. </text:p>
        </text:list-item>
        <text:list-item>
          <text:p text:style-name="P29">Грузоотправитель также может сообщить о своих намерениях посредством подачи документов напрямую таможенному инспектору, вообще минуя таможенного брокера, что еще больше ускорит процесс оформления документов. </text:p>
        </text:list-item>
      </text:list>
      <text:p text:style-name="Обычный_20_текст">Возможность этих улучшений и привела к созданию системы электронного декларирования товаров и транспортных средств (ЭДТиТС). </text:p>
      <text:p text:style-name="Обычный_20_текст">Эта система должна заменить бумажный документооборот электронным документооборотом. А значит, ее функции можно разделить на 2 группы:</text:p>
      <text:list xml:id="list30682960" text:style-name="L3">
        <text:list-item>
          <text:p text:style-name="P30">управление всем документооборотом в целом (какие документы куда направить и в какое состояние привести)</text:p>
        </text:list-item>
        <text:list-item>
          <text:p text:style-name="P30"><text:span text:style-name="T5">управление отдельным документом (создание, редактирование, просмотр, </text:span><text:span text:style-name="T5">удаление)</text:span></text:p>
          <text:p text:style-name="P59">Задачи первой группы решает подсистема ЭДТиТС «Потрал Декларанта», задачи второй — подсистема ЭДТиТС «Редактор Документов». </text:p>
          <text:p text:style-name="P59">Настоящая работа посвящена разработке «Редактора Документов».</text:p>
        </text:list-item>
      </text:list>
      <text:list xml:id="list32412814" text:continue-list="list30696356" text:style-name="L1">
        <text:list-header>
          <text:p text:style-name="P82"/>
        </text:list-header>
      </text:list>
      <text:h text:style-name="Heading_20_1" text:outline-level="1">Задание на разработку</text:h>
      <text:h text:style-name="Heading_20_2" text:outline-level="2">Назначение продукта</text:h>
      <text:p text:style-name="Обычный_20_текст">Целью разработки является создание конкурентноспособного<office:annotation><dc:creator>Андрей Ерёменок</dc:creator><dc:date>2009-01-19T23:39:13.74</dc:date><text:p><text:span text:style-name="T39">возможно, здесь имеет смысл объяснить про конкуренцию — что есть уже другие разработки, некие сложившиеся принципы формирования систем — толстые клиенты и т.п.</text:span></text:p></office:annotation> редактора таможенных документов, взаимодействующего с системой Электронного декларирования.</text:p>
      <text:h text:style-name="Heading_20_2" text:outline-level="2">Общие функциональные требования</text:h>
      <text:p text:style-name="Обычный_20_текст">Разрабатываемый редактор должен отвечать следующим требованиям:</text:p>
      <text:list xml:id="list30676064" text:style-name="WW8Num10">
        <text:list-item>
          <text:p text:style-name="P31"><text:span text:style-name="T14">форма редактирования документа (ГТД, ДТС) должна максимально соответствовать бланку (редактирование общей части и товарных частей должно осуществляться на одной странице)</text:span>;</text:p>
        </text:list-item>
        <text:list-item>
          <text:p text:style-name="P31">редактирование сложных граф (списки и таблицы) должно производиться в отдельных окнах;</text:p>
        </text:list-item>
        <text:list-item>
          <text:p text:style-name="P31">при редактировании сложных граф (списков и таблиц) должна быть возможность копирования (дублирования) строки;</text:p>
        </text:list-item>
        <text:list-item>
          <text:p text:style-name="P31">должна быть возможность копирования граф (частей граф) между товарами (см. «Описание редактора ГТД»);</text:p>
        </text:list-item>
        <text:list-item>
          <text:p text:style-name="P31">получаемый документ должен соответствовать приказам и нормативам ФТС (Альбому форматов актуальной версии);</text:p>
          <text:list>
            <text:list-header>
              <text:p text:style-name="P31"><text:span text:style-name="T28">редактор должен работать с документами в формате </text:span><text:span text:style-name="T30">XML</text:span><text:span text:style-name="T28"> </text:span><text:span text:style-name="T28"><office:annotation><dc:creator>eav eav</dc:creator><dc:date>2009-01-20T11:35:46.74</dc:date><text:p text:style-name="P95"><text:span text:style-name="T41">описать, что это такое, что вообще такое XSD и XML</text:span></text:p></office:annotation></text:span><text:span text:style-name="T28">из заданных источников (запись в базе данных портала декларанта);</text:span></text:p>
            </text:list-header>
          </text:list>
        </text:list-item>
        <text:list-item>
          <text:p text:style-name="P31"><text:span text:style-name="T28">должна использоваться технология </text:span><text:span text:style-name="T30">GWT</text:span><text:span text:style-name="T28"> – сохранение введенных пользователем данных по мере ввода, а также загрузка необходимой информации и ее своевременное отображение;</text:span></text:p>
        </text:list-item>
        <text:list-item>
          <text:p text:style-name="P31">к соответствующим полям редактирования должны быть подключены пользовательские и таможенные справочники (НСИ)<text:span text:style-name="T28">;</text:span></text:p>
        </text:list-item>
        <text:list-item>
          <text:p text:style-name="P31">должен быть реализован принцип модульности – возможность простого подключения редактора к новым проектам;</text:p>
        </text:list-item>
        <text:list-item>
          <text:p text:style-name="P31"><text:span text:style-name="T14">ко всем графам должны быть подключены правила их заполнения</text:span>.</text:p>
        </text:list-item>
      </text:list>
      <text:h text:style-name="Heading_20_2" text:outline-level="2">Дополнительные требования</text:h>
      <text:list xml:id="list30696050" text:style-name="L4">
        <text:list-item>
          <text:p text:style-name="P32">Редактор должен быть клиент-серверным приложением, где клиент базируется на веб-браузере IE 7+.</text:p>
        </text:list-item>
        <text:list-item>
          <text:p text:style-name="P32">Редактор должен поддерживать валидацию документов.</text:p>
        </text:list-item>
        <text:list-item>
          <text:p text:style-name="P32">Редактор должен быть легко расширяемым для новых типов документов.</text:p>
        </text:list-item>
        <text:list-item>
          <text:p text:style-name="P32">Редактор должен быть устойчив к обрывам связи со стороны клиента и отказам сервера.</text:p>
        </text:list-item>
      </text:list>
      <text:list xml:id="list32398385" text:continue-list="list32412814" text:style-name="L1">
        <text:list-header>
          <text:p text:style-name="P82"/>
        </text:list-header>
      </text:list>
      <text:h text:style-name="P27" text:outline-level="1">Обзор технологии создания веб-приложения</text:h>
      <text:h text:style-name="Heading_20_2" text:outline-level="2">Веб-приложения</text:h>
      <text:h text:style-name="Heading_20_3" text:outline-level="3">Определения</text:h>
      <text:p text:style-name="Обычный_20_текст">Понятие веб-приложения немыслимо без <text:span text:style-name="T27">клиент-серверной архитектуры</text:span>. Это сетевая архитектура, в которой устройства являются либо клиентами, либо серверами [6]. </text:p>
      <text:p text:style-name="Обычный_20_текст"><text:span text:style-name="T26">Клиент</text:span> — это аппаратный или программный компонент вычислительной системы, посылающий запросы серверу, используя определённый протокол. Клиент может запрашивать с сервера какие-либо данные, манипулировать данными непосредственно на сервере, запускать на сервере новые процессы и т. п. [1] </text:p>
      <text:p text:style-name="Обычный_20_текст">Различают два типа клиентов: «тонкий» и «толстый». «Тонкий» клиент переносит все задачи по обработке информации на сервер. «Толстый», напротив, обрабатывает информацию независимо от сервера, используя последний в основном лишь для хранения данных. </text:p>
      <text:p text:style-name="Обычный_20_текст"><text:span text:style-name="T26">Сервер</text:span> (англ. server, от англ. to serve — служить) — аппаратный или программный компонент вычислительной системы, выполняющий служебные функции по запросу клиента, предоставляя ему доступ к определённым ресурсам [1].</text:p>
      <text:p text:style-name="Обычный_20_текст">Зная все это, раскроем понятие веб-приложения.</text:p>
      <text:p text:style-name="Обычный_20_текст"><text:span text:style-name="T26">Веб-приложение</text:span> — приложение, основанное на клиент-серверной архитектуре, в котором клиентом выступает браузер, а сервером — веб-сервер [2]. При этом веб-приложение может выступать в качестве клиента других служб, например, базы данных или другого веб-приложения, расположенного на другом сервере. </text:p>
      <text:p text:style-name="Обычный_20_текст">Веб-приложения являются основой для построения динамических веб-сайтов и веб-порталов. <text:span text:style-name="T26">Веб-сайт</text:span> (англ. website, от web — паутина и site — «место») — это совокупность веб-страниц, доступных в Интернет через протоколы HTTP/HTTPS [6]. Страницы сайта объединены общим корневым адресом, а также обычно темой, логической структурой, оформлением и/или авторством. Если веб-страницами сайта является неизменяемый набор <text:span text:style-name="T23">html</text:span>-файлов, <text:s/>такой сайт называется статическим. Если веб-страницы сайта генерируются веб-приложением, то такой сайт называется динамическим. Разновидностью динамических веб-сайтов являются веб-порталы. </text:p>
      <text:p text:style-name="Обычный_20_текст"><text:span text:style-name="T26">Веб-портал</text:span> (от англ. portal «главный вход; ворота») — веб-сайт, предоставляющий пользователю различные интерактивные сервисы (например, почта, поиск, информация о погоде), работающие в рамках одного веб-сайта.</text:p>
      <text:p text:style-name="Обычный_20_текст"><text:span text:style-name="T26">Веб-сервер</text:span> — программа, запускаемая на подключённом к сети компьютере и использующая протоколы HTTP/<text:span text:style-name="T23">HTTPS</text:span> для передачи данных. В простейшем виде такая программа получает по сети HTTP-запрос на определённый ресурс, находит соответствующий файл на локальном жёстком диске и отправляет его <text:soft-page-break/>по сети запросившему компьютеру. Более сложные веб-серверы способны динамически распределять ресурсы в ответ на HTTP-запрос. HTTP (от англ. HyperText Transfer Protocol — «протокол передачи гипертекста») — сетевой протокол прикладного уровня передачи данных, в первую очередь, в виде текстовых сообщений.</text:p>
      <text:p text:style-name="Обычный_20_текст"><text:span text:style-name="T26">Браузер</text:span> (из англ. Web browser) — это программное обеспечение, позволяющее просматривать веб-страницы, т.е. <text:s/>гипертекстовые ресурсы Всемирной паутины, обычно написанные на языке HTML<text:span text:style-name="T23"> [6]</text:span>. Браузер обычно входит в состав операционной системы. Этот факт позволяет утверждать, что веб-приложения являются межплатформенными. Браузер относится к категории «тонких» клиентов.</text:p>
      <text:h text:style-name="Heading_20_3" text:outline-level="3">Веб-приложения против обычных<office:annotation><dc:creator>Андрей Ерёменок</dc:creator><dc:date>2009-01-21T01:42:17.76</dc:date><text:p text:style-name="P94"><text:span text:style-name="T39">Преимущества и недостатки</text:span></text:p></office:annotation></text:h>
      <text:h text:style-name="P92" text:outline-level="2">AJAX</text:h>
      <text:p text:style-name="Обычный_20_текст"><text:span text:style-name="T26">AJAX</text:span> (от англ. Asynchronous Javascript and XML — «асинхронный JavaScript и XML») — это подход к построению интерактивных пользовательских интерфейсов веб-приложений, заключающийся в «фоновом» обмене данными браузера с веб-сервером [1]. В результате при обновлении данных веб-страница не перезагружается полностью, и веб-приложения становятся более быстрыми и удобными.</text:p>
      <text:p text:style-name="Обычный_20_текст">В рамках AJAX собраны давно известные веб-технологии, и их совместное использование позволило получить новые результаты. AJAX включает<text:span text:style-name="T23"> [2]</text:span>:</text:p>
      <text:list xml:id="list30681227" text:style-name="WW8Num13">
        <text:list-item>
          <text:p text:style-name="P74">Стандартизованное представление с использованием <text:span text:style-name="T23">XHTML</text:span> и <text:span text:style-name="T23">CSS.</text:span> CSS предоставляет возможность определять стили элементов Web-страницы. </text:p>
        </text:list-item>
        <text:list-item>
          <text:p text:style-name="P74">Динамическое отображение и взаимодействие при помощи <text:span text:style-name="T23">DOM</text:span>. DOM представляет структуру Web-страницы в виде набора объектов, которые можно обрабатывать средствами JavaScript. Это дает возможность изменять внешний вид графического интерфейса веб-приложения в процессе работы.</text:p>
        </text:list-item>
        <text:list-item>
          <text:p text:style-name="P74">Управление и обмен данными между браузером и веб-сервером через <text:span text:style-name="T23">XML</text:span>. XML — текстовый формат, предназначенный для хранения структурированных данных (взамен существующих файлов баз данных), для обмена информацией между программами.</text:p>
        </text:list-item>
        <text:list-item>
          <text:p text:style-name="P74">Асинхронное получение данных от веб-сервера с использованием объекта класса <text:span text:style-name="T23">XMLHttpRequest</text:span>. Объект XMLHttpRequest позволяет программисту получать данные с Web-сервера в фоновом режиме. </text:p>
        </text:list-item>
        <text:list-item>
          <text:p text:style-name="P74">Язык <text:span text:style-name="T23">JavaScript</text:span>, с помощью которого реализуются вышеперечисленные пункты.</text:p>
        </text:list-item>
      </text:list>
      <text:p text:style-name="P26"/>
      <text:h text:style-name="Heading_20_2" text:outline-level="2"><text:span text:style-name="T19">AJAX</text:span><text:span text:style-name="T20">-приложение и классическое </text:span><text:span text:style-name="T19">DHTML</text:span><text:span text:style-name="T20"> веб-приложение</text:span></text:h>
      <text:p text:style-name="Обычный_20_текст">Сравним модели классического <text:span text:style-name="T23">DHTML</text:span> веб-приложения и <text:span text:style-name="T23">AJAX</text:span> веб-<text:soft-page-break/>приложения.</text:p>
      <text:h text:style-name="P87" text:outline-level="3">DHTML</text:h>
      <text:p text:style-name="Обычный_20_текст"><text:span text:style-name="T26">Dynamic HTML или DHTML</text:span> — это способ создания интерактивного веб-приложения, используя сочетание статичного языка разметки HTML, встраиваемого (и выполняемого на стороне клиента) скриптового языка JavaScript, CSS и DOM [6]. Можно заметить, что все вышеперечисленные веб-технологии используются также и в <text:span text:style-name="T23">AJAX</text:span>. DHTML позволяет создавать на базе веб-страниц интерфейсы с достаточно большими интерактивными возможностями, но любые изменения внешнего вида страницы реализуются лишь путем повторной загрузки всего документа.</text:p>
      <text:p text:style-name="Обычный_20_текст">Классическое DHTML веб-приложение действует следующим образом: большинство действий пользователя отправляют обратно на веб-сервер HTTP-запрос. Веб-сервер производит необходимую обработку - получает данные, обрабатывает числа, взаимодействует с различными унаследованными системами и затем выдаёт HTML- страницу клиенту (см. рис). Эта модель заимствована из первоначального применения веб как гипертекстовой среды. У модели есть два весомых недостатка:</text:p>
      <text:list xml:id="list30688548" text:style-name="WW8Num6">
        <text:list-item>
          <text:p text:style-name="P73"><text:span text:style-name="T10">Трудность взаимодействия с пользователем</text:span>. </text:p>
          <text:p text:style-name="P73">В то время пока сервер обрабатывает результаты, пользователю приходится ждать <text:s/>(рис. 2).</text:p>
        </text:list-item>
        <text:list-item>
          <text:p text:style-name="P73"><text:span text:style-name="T10">Избыточность загружаемых данных</text:span>. </text:p>
          <text:p text:style-name="P73">Веб-сервер выдаёт результат в виде готовой <text:span text:style-name="T23">HTML</text:span>-страницы. Если требуется обновить лишь небольшую часть веб-страницы, то не должно быть необходимости повторно загружать <text:span text:style-name="T23">HTML</text:span>-данные, которые не подверглись изменению.</text:p>
        </text:list-item>
      </text:list>
      <text:h text:style-name="Heading_20_3" text:outline-level="3">AJAX</text:h>
      <text:p text:style-name="Обычный_20_текст">Рассмотрим теперь модель <text:span text:style-name="T23">AJAX</text:span> веб-приложения (рис. 3). </text:p>
      <text:p text:style-name="Обычный_20_текст">Приложение A<text:span text:style-name="T23">JAX</text:span> исключает ожидание пользователем обработки сервером данных. Это достигается путём введения промежуточного слоя между пользователем и сервером. Вместо того, чтобы загружать страницу в начале пользовательской сессии, браузер загружает механизм A<text:span text:style-name="T23">JAX</text:span>, написанный на JavaScript и обычно спрятанный в скрытый фрейм. Этот механизм отвечает за формирование пользовательского интерфейса и взаимодействие с сервером. Механизм <text:span text:style-name="T23">AJAX</text:span> позволяет производить взаимодействие с пользователем асинхронно, то есть независимо от взаимодействия с сервером. Таким образом, пользователю больше не нужно наблюдать пустое окно браузера и курсор в виде песочных часов в ожидании действий сервера (рис. 4).</text:p>
      <text:p text:style-name="Обычный_20_текст">Каждое действие пользователя, которое производит HTTP-запрос, теперь вместо этого принимает форму вызова одной из JavaScript-функции механизма A<text:span text:style-name="T23">JAX</text:span>. Каждый ответ на действие пользователя, не требующее обращения к серверу, например, простая проверка данных, редактирование данных в памяти, и даже некоторая навигация, выполняется механизмом самостоятельно. Если же <text:soft-page-break/>для ответа требуется информация с сервера, например, загрузка дополнительного интерфейсного кода, передача данных для обработки или получение новых данных, то механизм <text:span text:style-name="T23">AJAX</text:span> производит необходимые запросы асинхронно, обычно при помощи XML, не прерывая взаимодействия пользователя с приложением.</text:p>
      <table:table table:name="Таблица3" table:style-name="Таблица3">
        <table:table-column table:style-name="Таблица3.A"/>
        <table:table-column table:style-name="Таблица3.B"/>
        <table:table-row>
          <table:table-cell table:style-name="Таблица3.A1" office:value-type="string">
            <text:p text:style-name="P12"><draw:frame draw:style-name="fr1" draw:name="Графический объект22" text:anchor-type="as-char" svg:width="7.636cm" svg:height="11.631cm" draw:z-index="22"><draw:image xlink:href="Pictures/10000000000001D00000031BCF1AD678.png" xlink:type="simple" xlink:show="embed" xlink:actuate="onLoad"/></draw:frame></text:p>
          </table:table-cell>
          <table:table-cell table:style-name="Таблица3.B1" office:value-type="string">
            <text:p text:style-name="P12"><draw:frame draw:style-name="fr1" draw:name="Графический объект24" text:anchor-type="as-char" svg:width="8.306cm" svg:height="10.181cm" draw:z-index="21"><draw:image xlink:href="Pictures/1000000000000258000003138EE3E146.png" xlink:type="simple" xlink:show="embed" xlink:actuate="onLoad"/></draw:frame></text:p>
          </table:table-cell>
        </table:table-row>
        <table:table-row>
          <table:table-cell table:style-name="Таблица3.A2" office:value-type="string">
            <text:p text:style-name="P15">Модель <text:span text:style-name="T23">DHTML</text:span> веб-приложения</text:p>
          </table:table-cell>
          <table:table-cell table:style-name="Таблица3.B2" office:value-type="string">
            <text:p text:style-name="P15">Модель <text:span text:style-name="T23">AJAX</text:span> веб-приложения</text:p>
          </table:table-cell>
        </table:table-row>
      </table:table>
      <text:p text:style-name="Обычный_20_текст"/>
      <table:table table:name="Таблица4" table:style-name="Таблица4">
        <table:table-column table:style-name="Таблица4.A"/>
        <table:table-row>
          <table:table-cell table:style-name="Таблица4.A1" office:value-type="string">
            <text:p text:style-name="P16">Взаимодействие пользователя с классическим <text:span text:style-name="T23">DHTML</text:span> веб-приложением (синхронное)</text:p>
          </table:table-cell>
        </table:table-row>
        <table:table-row>
          <table:table-cell table:style-name="Таблица4.A2" office:value-type="string">
            <text:p text:style-name="P12"><draw:frame draw:style-name="fr1" draw:name="Графический объект23" text:anchor-type="as-char" svg:width="11.315cm" svg:height="5.717cm" draw:z-index="23"><draw:image xlink:href="Pictures/10000000000002900000014EBA291722.png" xlink:type="simple" xlink:show="embed" xlink:actuate="onLoad"/></draw:frame></text:p>
          </table:table-cell>
        </table:table-row>
        <table:table-row>
          <table:table-cell table:style-name="Таблица4.A2" office:value-type="string">
            <text:p text:style-name="P16">Взаимодействие пользователя с <text:span text:style-name="T23">AJAX</text:span> веб-приложением (асинхронное)</text:p>
          </table:table-cell>
        </table:table-row>
        <text:soft-page-break/>
        <table:table-row>
          <table:table-cell table:style-name="Таблица4.A2" office:value-type="string">
            <text:p text:style-name="P12"><draw:frame draw:style-name="fr1" draw:name="Графический объект25" text:anchor-type="as-char" svg:width="13.829cm" svg:height="8.782cm" draw:z-index="24"><draw:image xlink:href="Pictures/100000000000028F000001A0D3B9A47F.png" xlink:type="simple" xlink:show="embed" xlink:actuate="onLoad"/></draw:frame></text:p>
          </table:table-cell>
        </table:table-row>
      </table:table>
      <text:h text:style-name="Heading_20_3" text:outline-level="3">Основные достоинства AJAX</text:h>
      <text:list xml:id="list30668972" text:style-name="WW8Num2">
        <text:list-item>
          <text:p text:style-name="P33"><text:span text:style-name="T10">Экономия трафика</text:span>. </text:p>
          <text:p text:style-name="P33">Использование <text:span text:style-name="T23">AJAX</text:span> позволяет значительно сократить трафик при работе с веб-приложением благодаря тому, что часто вместо загрузки всей страницы достаточно загрузить только небольшую изменившуюся часть.</text:p>
        </text:list-item>
        <text:list-item>
          <text:p text:style-name="P33"><text:span text:style-name="T10">Уменьшение нагрузки на сервер</text:span>. </text:p>
          <text:p text:style-name="P33"><text:span text:style-name="T23">AJAX</text:span> позволяет несколько снизить нагрузку на сервер благодаря тому, что сервер теперь не генерирует <text:span text:style-name="T23">HTML</text:span>-страницы «на лету», вместо сервера это делает клиентский <text:span text:style-name="T23">JavaScript</text:span> код.</text:p>
        </text:list-item>
        <text:list-item>
          <text:p text:style-name="P34">Ускорение реакции графического интерфейса. </text:p>
          <text:p text:style-name="P33">Поскольку нужно загрузить только изменившуюся часть, то пользователь видит результат своих действий быстрее.</text:p>
        </text:list-item>
        <text:list-item>
          <text:p text:style-name="P33"><text:span text:style-name="T10">Асинхронное взаимодействие с сервером.</text:span> </text:p>
          <text:p text:style-name="P33">Взаимодействие с пользователем не прерывается при обращении браузера к веб-серверу.</text:p>
        </text:list-item>
      </text:list>
      <text:h text:style-name="P88" text:outline-level="3"><text:span text:style-name="T10">Основные недостатки </text:span><text:span text:style-name="T25">AJAX</text:span></text:h>
      <text:list xml:id="list30667274" text:style-name="WW8Num12">
        <text:list-item>
          <text:p text:style-name="P36"><text:span text:style-name="T10">Интеграция со стандартными инструментами браузера</text:span>. </text:p>
          <text:p text:style-name="P36">Динамически создаваемые страницы не регистрируются браузером в истории посещения страниц, поэтому не работает кнопка «Назад» предоставляющая пользователям возможность вернуться к просмотренным ранее страницам. Также невозможно сохранить закладку на желаемый материал. </text:p>
        </text:list-item>
        <text:list-item>
          <text:p text:style-name="P36"><text:span text:style-name="T10">Динамически загружаемое содержание недоступно поисковым системам</text:span>. </text:p>
          <text:p text:style-name="P36">Поисковые машины не могут выполнять <text:span text:style-name="T23">JavaScript</text:span> код, поэтому не могут регистрировать веб-контент сайта. <text:s/></text:p>
        </text:list-item>
        <text:list-item>
          <text:p text:style-name="P35"><text:soft-page-break/>Старые методы учета статистики сайтов становятся неактуальными.</text:p>
          <text:p text:style-name="P36">Многие сервисы статистики ведут учёт просмотров новых страниц веб-приложения. Для веб-приложений, страницы которых широко используют <text:span text:style-name="T23">AJAX</text:span>, такая статистика теряет актуальность. </text:p>
        </text:list-item>
      </text:list>
      <text:p text:style-name="Обычный_20_текст">Таким образом, <text:span text:style-name="T23">AJAX</text:span> приложение выгодно отличается от аналогичного <text:span text:style-name="T23">DHTML</text:span> приложения </text:p>
      <text:list xml:id="list30694213" text:style-name="L5">
        <text:list-item>
          <text:p text:style-name="P37">экономичностью с точки зрения трафика</text:p>
        </text:list-item>
        <text:list-item>
          <text:p text:style-name="P37">дружественным, эргономичным и удобным интерфейсом</text:p>
        </text:list-item>
        <text:list-item>
          <text:p text:style-name="P37">скоростью реакции интерфейса</text:p>
        </text:list-item>
        <text:list-item>
          <text:p text:style-name="P37">уменьшенной нагрузкой на сервер<text:span text:style-name="T26">.</text:span></text:p>
        </text:list-item>
      </text:list>
      <text:h text:style-name="Heading_20_2" text:outline-level="2"><text:span text:style-name="T3">GWT</text:span><text:span text:style-name="T4"> </text:span>—<text:span text:style-name="T4"> инструмент создания </text:span><text:span text:style-name="T3">AJAX</text:span><text:span text:style-name="T4"> веб-приложений</text:span></text:h>
      <text:h text:style-name="Heading_20_3" text:outline-level="3"><text:span text:style-name="T20">Введение в </text:span><text:span text:style-name="T19">GWT</text:span></text:h>
      <text:p text:style-name="Обычный_20_текст"><text:span text:style-name="T26">Google Web Toolkit (GWT)</text:span> — свободный Java фреймворк, который позволяет веб-разработчикам создавать A<text:span text:style-name="T23">JAX</text:span>-приложения на основе Java. </text:p>
      <text:p text:style-name="Обычный_20_текст"><text:span text:style-name="T26">Фреймворк</text:span> — каркас программной системы (или подсистемы), включающий вспомогательные программы, библиотеки кода, язык сценариев и другое ПО, облегчающее разработку и объединение <text:s/>разных компонентов большого программного проекта за счёт использования единого API (Application Programming Interface) [6].</text:p>
      <text:p text:style-name="Обычный_20_текст"><text:span text:style-name="T23">GWT</text:span> позволяет писать <text:span text:style-name="T23">AJAX</text:span> веб-приложения на языке программирования <text:span text:style-name="T23">Java</text:span>, используя при этом все его объектно-ориентированные возможности. Это, несомненно, является огромным плюсом, так как <text:span text:style-name="T23">JavaScript</text:span>, в отличие от <text:span text:style-name="T23">Java</text:span>, не полностью соответствует концепциям объектно-ориентированного программирования [5].</text:p>
      <text:h text:style-name="Heading_20_3" text:outline-level="3">Основные недостатки <text:span text:style-name="T23">JavaScript</text:span></text:h>
      <text:list xml:id="list31183566" text:style-name="L31">
        <text:list-item>
          <text:p text:style-name="P57">Неполное соответствие концепциям ООП. В частности, отсутствие механизма наследования и инкапсуляции. </text:p>
        </text:list-item>
        <text:list-item>
          <text:p text:style-name="P57">Невозможность создания сложных <text:span text:style-name="T23">GUI</text:span> компонентов, т.е. отсутствие масштабирования. <text:s/>Нельзя создать новый компонент, используя старый, просто переопределив некоторую функциональность старого компонента. Таким образом, для реализации нового компонента приходится дублировать код старого.</text:p>
        </text:list-item>
        <text:list-item>
          <text:p text:style-name="P57">Требуется большое количество времени на отладку приложения для корректной работы в разных браузерах.</text:p>
        </text:list-item>
        <text:list-item>
          <text:p text:style-name="P57">Отсутствие статической проверки типов.</text:p>
        </text:list-item>
      </text:list>
      <text:p text:style-name="Обычный_20_текст">Использование <text:span text:style-name="T23">GWT</text:span>-фреймворка устраняет эти недостатки. Создание веб-приложения с помощью <text:span text:style-name="T23">GWT</text:span> очень похоже на создание обычного <text:span text:style-name="T23">Java</text:span> <text:span text:style-name="T23">Swing</text:span>-приложения. В <text:span text:style-name="T23">GWT</text:span> используются такие же, как и в <text:span text:style-name="T23">Swing</text:span> компоненты (в <text:span text:style-name="T23">GWT</text:span> компоненты называются виджетами): <text:span text:style-name="T23">Panel</text:span> – аналог <text:span text:style-name="T23">JPanel</text:span> в <text:span text:style-name="T23">Swing</text:span>, <text:span text:style-name="T23">Button</text:span> – аналог <text:span text:style-name="T23">JButton</text:span> в <text:span text:style-name="T23">Swing</text:span>, <text:span text:style-name="T23">TextField</text:span> – аналог <text:span text:style-name="T23">JTextField</text:span> в <text:span text:style-name="T23">Swing</text:span> и т.д [4].</text:p>
      <text:p text:style-name="Обычный_20_текст">Любое <text:span text:style-name="T23">AJAX</text:span> приложение базируется на языке <text:span text:style-name="T23">JavaScript</text:span>, а не <text:span text:style-name="T23">Java</text:span>. Поэтому, в <text:soft-page-break/><text:span text:style-name="T23">GWT</text:span> предусмотрен специальный компилятор, транслирующий <text:span text:style-name="T23">Java</text:span>-код в эквивалентный <text:span text:style-name="T23">JavaScript</text:span>-код. Таким образом, программист может написать полностью функциональное <text:span text:style-name="T23">AJAX</text:span> веб-приложение, даже не зная языков <text:span text:style-name="T23">HTML</text:span> и <text:span text:style-name="T23">JavaScript</text:span>.</text:p>
      <text:p text:style-name="Обычный_20_текст">На сегодняшний день не существует аналогов <text:span text:style-name="T23">GWT</text:span>-фреймворка, обладающих такой же функциональностью. </text:p>
      <text:h text:style-name="Heading_20_3" text:outline-level="3">Основные особенности <text:span text:style-name="T23">Google</text:span> <text:span text:style-name="T23">Web</text:span> <text:span text:style-name="T23">Toolkit</text:span> [7]:</text:h>
      <text:list xml:id="list30693517" text:style-name="WW8Num9">
        <text:list-item>
          <text:list>
            <text:list-item>
              <text:p text:style-name="P68"><text:span text:style-name="T10">Динамические графические компоненты (виджеты) с возможностью повторного использования.</text:span> </text:p>
              <text:p text:style-name="P68">Возможность создавать новые виджеты, переопределяя и дополняя функциональность старых. </text:p>
            </text:list-item>
            <text:list-item>
              <text:p text:style-name="P72">Простой механизм связи с сервером. </text:p>
              <text:p text:style-name="P68">Обмен данными с сервером происходит посредством вызова асинхронного метода. Подробнее о механизме связи с сервером будет рассказано ниже.</text:p>
            </text:list-item>
            <text:list-item>
              <text:p text:style-name="P72">Возможность регистрации браузером истории посещения веб-приложения. </text:p>
              <text:p text:style-name="P68"><text:span text:style-name="T23">GWT</text:span> даёт возможность сделать веб-приложение более удобным, добавляя состояния открытых окон и панелей в историю посещения, при этом, нажимая в браузере на кнопку «Назад», можно вернутся к предыдущему состоянию.</text:p>
            </text:list-item>
            <text:list-item>
              <text:p text:style-name="P68"><text:span text:style-name="T10">Отладка веб-приложения ничем не отличается от отладки обычного </text:span><text:span text:style-name="T25">Java</text:span><text:span text:style-name="T10">-приложения. </text:span></text:p>
              <text:p text:style-name="P68">Хотя <text:span text:style-name="T23">GWT</text:span>-приложение и компилируется в <text:span text:style-name="T23">JavaScript</text:span>, существует возможность его отладки, используя все современные возможности <text:span text:style-name="T23">Java</text:span>-отладчика. </text:p>
            </text:list-item>
            <text:list-item>
              <text:p text:style-name="P68"><text:span text:style-name="T11">Кроссбраузерность.</text:span> </text:p>
              <text:p text:style-name="P68"><text:span text:style-name="T23">GWT</text:span>-приложения одинаково отображаются и выполняются во всех распространенных браузерах - <text:span text:style-name="T23">Internet</text:span> <text:span text:style-name="T23">Explorer</text:span>, <text:span text:style-name="T23">Firefox</text:span>, <text:span text:style-name="T23">Safari</text:span> и <text:span text:style-name="T23">Opera</text:span>. </text:p>
            </text:list-item>
            <text:list-item>
              <text:p text:style-name="P68"><text:span text:style-name="T10">Поддержка </text:span><text:span text:style-name="T25">JUnit</text:span>. </text:p>
              <text:p text:style-name="P68"><text:span text:style-name="T23">JUnit</text:span> – фреймворк для тестирования <text:span text:style-name="T23">Java</text:span> модулей. <text:s/>Поддержка тестирования отдельных модулей и асинхронных вызовов процедур.</text:p>
            </text:list-item>
            <text:list-item>
              <text:p text:style-name="P68"><text:span text:style-name="T10">Интернационализация.</text:span> </text:p>
              <text:p text:style-name="P68">Лёгкость создания <text:s/>и адаптации <text:span text:style-name="T23">GWT</text:span>- приложений к языковым и культурным особенностям других стран.</text:p>
            </text:list-item>
            <text:list-item>
              <text:p text:style-name="P68"><text:span text:style-name="T10">Использование </text:span><text:span text:style-name="T25">JavaScript</text:span><text:span text:style-name="T10">.</text:span> </text:p>
              <text:p text:style-name="P68">Возможность вставки <text:span text:style-name="T23">JavaScript</text:span> прямо в <text:span text:style-name="T23">Java</text:span>-код, используя <text:span text:style-name="T23">JavaScript</text:span> <text:span text:style-name="T23">Native</text:span> <text:span text:style-name="T23">Interface</text:span> (<text:span text:style-name="T23">JSNI</text:span>).</text:p>
            </text:list-item>
            <text:list-item>
              <text:p text:style-name="P68"><text:span text:style-name="T10">Весь код кроме </text:span><text:span text:style-name="T25">GWT</text:span><text:span text:style-name="T10">-компилятора и </text:span><text:span text:style-name="T25">GWT</text:span><text:span text:style-name="T10">-шелла (о </text:span><text:span text:style-name="T25">GWT</text:span><text:span text:style-name="T10">-шелле будет сказано ниже) является открытым и распространяется под лицензией </text:span><text:span text:style-name="T25">Apache</text:span><text:span text:style-name="T10"> 2.0.</text:span></text:p>
            </text:list-item>
          </text:list>
        </text:list-item>
      </text:list>
      <text:p text:style-name="Обычный_20_текст"><text:span text:style-name="T23">GWT</text:span>-фреймворк используется только для построения <text:span text:style-name="T23">GUI</text:span> веб-приложения, а вся бизнес-логика (совокупность правил, принципов, зависимостей, поведения <text:soft-page-break/>объектов предметной области системы) разрабатывается при помощи других Java EE технологий.</text:p>
      <text:h text:style-name="Heading_20_3" text:outline-level="3"><text:span text:style-name="T19">GWT-</text:span><text:span text:style-name="T20">компилятор</text:span></text:h>
      <text:p text:style-name="Обычный_20_текст">Основой <text:span text:style-name="T23">GWT</text:span> является компилятор, который переводит разработанное <text:span text:style-name="T23">Java</text:span>-приложение в эквивалентное приложение на <text:span text:style-name="T23">JavaScript, </text:span><text:span text:style-name="T7">оптимизируя</text:span> <text:span text:style-name="T23">JavaScript</text:span>-код. Полученный <text:span text:style-name="T23">JavaScript</text:span>-код имеет меньший размер, чем аналогичный код, написанный программистом на <text:span text:style-name="T23">JavaScript</text:span> вручную, поэтому требуется меньше времени для его загрузки на клиент. Также, получившийся код можно считать «чёрным ящиком», т.к. его практически невозможно понять. Существуют некоторые ограничения на исходный клиентский <text:span text:style-name="T23">Java</text:span>-код программы, связанные с тем, что не все возможности языка <text:span text:style-name="T23">Java</text:span> существуют в <text:span text:style-name="T23">JavaScript</text:span>. Эти ограничения таковы:</text:p>
      <text:list xml:id="list30688819" text:style-name="WW8Num16">
        <text:list-item>
          <text:p text:style-name="P67">Отсутствие поддержки многопоточности. Так как язык <text:span text:style-name="T23">JavaScript</text:span> не поддерживает многопоточность, то нельзя использовать такие методы, как Object.wait(), Object.notify() и Object.notifyAll(). </text:p>
        </text:list-item>
        <text:list-item>
          <text:p text:style-name="P67">Стандартные <text:span text:style-name="T23">java</text:span>-пакеты очень громоздкие и используют функциональность, недопустимую в веб-браузерах (например, доступ к файловой системе пользователя). Поэтому <text:span text:style-name="T23">GWT</text:span>-компилятор поддерживает лишь два стандартных пакета: <text:span text:style-name="T23">java</text:span>.<text:span text:style-name="T23">lang</text:span> (оболочки простых типов, математические функции, исключительные ситуации) и <text:span text:style-name="T23">java</text:span>.<text:span text:style-name="T23">util</text:span> (работа с коллекциями, датами, календарями, случайными числами).</text:p>
        </text:list-item>
        <text:list-item>
          <text:p text:style-name="P67">Отсутствие поддержки утверждений (<text:span text:style-name="T23">a</text:span>ssertion<text:span text:style-name="T23">s</text:span>). <text:span text:style-name="T23">GWT</text:span>-компилятор понимает <text:span text:style-name="T23">Java</text:span>-код, который использует конструкцию <text:span text:style-name="T24">assert</text:span><text:span text:style-name="T27"> &lt;</text:span><text:span text:style-name="T24">expression</text:span><text:span text:style-name="T27">&gt;</text:span>, но не учитывает её. </text:p>
        </text:list-item>
      </text:list>
      <text:h text:style-name="Heading_20_3" text:outline-level="3"><text:span text:style-name="T20">Структура </text:span><text:span text:style-name="T19">GWT</text:span><text:span text:style-name="T20">-приложений</text:span></text:h>
      <text:p text:style-name="Обычный_20_текст">GWT-приложения оформлены в виде <text:span text:style-name="T26">модулей</text:span> (module). Каждый модуль – это функционально законченное <text:span text:style-name="T23">GWT</text:span>-приложение, обладающее собственным файлом конфигурации [7]. </text:p>
      <text:p text:style-name="Обычный_20_текст">Расположение <text:span text:style-name="T23">Java</text:span>-классов в каждом модуле должно подчиняться определённой структуре. В <text:span text:style-name="T23">GWT</text:span>-модуле, как минимум, должно быть три пакета:</text:p>
      <text:list xml:id="list32400928" text:continue-list="list30676064" text:style-name="WW8Num10">
        <text:list-item>
          <text:p text:style-name="P31">Пакет, в котором находится исходный клиентский <text:span text:style-name="T23">Java</text:span>-код. Этот код после компиляции его в <text:span text:style-name="T23">JavaScript</text:span> будет выполняться браузером. Важно заметить, что данный код не должен выходить за рамки перечисленных выше ограничений, предъявляемых к исходному коду для <text:span text:style-name="T23">GWT</text:span>-компилятора. Обычно данный пакет называется <text:span text:style-name="T23">client</text:span>.</text:p>
        </text:list-item>
        <text:list-item>
          <text:p text:style-name="P31">Пакет, в котором находится исходный серверный <text:span text:style-name="T23">Java</text:span>-код. Этот код обрабатывает асинхронные <text:span text:style-name="T23">HTTP</text:span>-запросы, поступающие от клиента. На исходный код этого пакета не накладывается никаких ограничений. Обычно данный пакет называется <text:span text:style-name="T23">server</text:span>.</text:p>
        </text:list-item>
        <text:list-item>
          <text:p text:style-name="P31">Пакет, в котором находятся ресурсы, используемые разрабатываемым веб-приложением (картинки, <text:span text:style-name="T23">CSS</text:span>-стили и т.д.). Содержимое этого пакета <text:soft-page-break/>копируется без каких-либо изменений на веб-сервер. <text:s/>Обычно данный пакет называется <text:span text:style-name="T23">public</text:span>. </text:p>
        </text:list-item>
      </text:list>
      <text:p text:style-name="Обычный_20_текст">Все вышеперечисленные пакеты могут включать в себя любое количество подпакетов. Сам <text:span text:style-name="T23">GWT</text:span>-модуль может быть расположен в любом месте проекта, что позволяет легко совмещать <text:span text:style-name="T23">GWT</text:span>-модули с другими Java EE 5 модулями.</text:p>
      <text:p text:style-name="Обычный_20_текст">Файл конфигурации <text:span text:style-name="T23">GWT</text:span>-модуля – это <text:span text:style-name="T23">XML</text:span> файл, имеющий название вида <text:span text:style-name="T23">ModuleName</text:span>.<text:span text:style-name="T23">gwt</text:span>.<text:span text:style-name="T23">xml</text:span>, где <text:s/><text:span text:style-name="T23">ModuleName</text:span> – название <text:span text:style-name="T23">GWT</text:span>-модуля. Этот файл располагается в том же пакете, что <text:s/>и пакеты <text:span text:style-name="T23">client</text:span>, <text:span text:style-name="T23">server</text:span> и <text:span text:style-name="T23">public</text:span>. Конфигурационный файл содержит следующие настраиваемые параметры<text:span text:style-name="T23"> [7]</text:span>:</text:p>
      <text:list xml:id="list30678865" text:style-name="WW8Num8">
        <text:list-item>
          <text:p text:style-name="P69"><text:span text:style-name="T10">&lt;</text:span><text:span text:style-name="T25">entry</text:span><text:span text:style-name="T10">-</text:span><text:span text:style-name="T25">point</text:span><text:span text:style-name="T10"> </text:span><text:span text:style-name="T25">class</text:span><text:span text:style-name="T10">="</text:span><text:span text:style-name="T25">classname</text:span><text:span text:style-name="T10">"/&gt;.</text:span> </text:p>
          <text:p text:style-name="P69">Указывается квалифицированное имя класса, реализующего интерфейс <text:span text:style-name="T27">com.google.gwt.core.client.EntryPoint</text:span>, в котором переопределяется единственный метод onModuleLoad(). Этот метод вызывается автоматически при загрузке модуля. Ещё одним условием для такого класса является наличие конструктора, вызываемого без параметров. Можно указать несколько классов или не указывать ни одного. При указании нескольких классов метод onModuleLoad() вызывается для всех созданных экземпляров этих классов.</text:p>
        </text:list-item>
        <text:list-item>
          <text:p text:style-name="P69"><text:span text:style-name="T10">&lt;</text:span><text:span text:style-name="T25">source</text:span><text:span text:style-name="T10"> </text:span><text:span text:style-name="T25">path</text:span><text:span text:style-name="T10">="</text:span><text:span text:style-name="T25">path</text:span><text:span text:style-name="T10">"/&gt;. </text:span></text:p>
          <text:p text:style-name="P69">Указываются пакеты, в которых находится клиентский <text:span text:style-name="T23">Java</text:span>-код. По умолчанию, считается, что используется один пакет с названием <text:span text:style-name="T23">client</text:span>.</text:p>
        </text:list-item>
        <text:list-item>
          <text:p text:style-name="P69"><text:span text:style-name="T10">&lt;</text:span><text:span text:style-name="T25">public</text:span><text:span text:style-name="T10"> </text:span><text:span text:style-name="T25">path</text:span><text:span text:style-name="T10">="</text:span><text:span text:style-name="T25">path</text:span><text:span text:style-name="T10">"/&gt;. </text:span></text:p>
          <text:p text:style-name="P69">Указываются пакеты, в которых находятся ресурсы, используемые разрабатываемым веб-приложением. По умолчанию, считается, что используется один пакет с названием <text:span text:style-name="T23">public</text:span>.</text:p>
        </text:list-item>
        <text:list-item>
          <text:p text:style-name="P70">&lt;inherits name="logical-module-name"/&gt;.</text:p>
          <text:p text:style-name="P69">Указывается название <text:span text:style-name="T23">GWT</text:span>-модуля, от которого будет унаследован разрабатываемый модуль. Наследование в данном случае означает копирование всех настроек конфигурационного файла модуля-родителя в разрабатываемый модуль. Количество унаследованных модулей не ограничено.</text:p>
        </text:list-item>
        <text:list-item>
          <text:p text:style-name="P69"><text:span text:style-name="T25">&lt;servlet path="url-path" class="classname"/&gt;.</text:span><text:span text:style-name="T23"> </text:span></text:p>
          <text:p text:style-name="P69">Указывается квалифицированное имя класса-сервлета, обрабатывающего асинхронные <text:span text:style-name="T23">HTTP</text:span>-запросы клиента по заданному <text:span text:style-name="T23">URL</text:span>. Количество используемых сервлетов не ограничено.</text:p>
        </text:list-item>
        <text:list-item>
          <text:p text:style-name="P71">&lt;script src="js-url"/&gt;. </text:p>
          <text:p text:style-name="P69">Автоматически подключает в <text:span text:style-name="T23">HTML</text:span>-страницу модуля дополнительный <text:span text:style-name="T23">JavaScript</text:span>-файл, расположение которого задаётся параметром <text:span text:style-name="T23">js</text:span>-<text:span text:style-name="T23">url</text:span>.</text:p>
        </text:list-item>
        <text:list-item>
          <text:p text:style-name="P71">&lt;stylesheet src="css-url"/&gt;. </text:p>
          <text:p text:style-name="P69"><text:span text:style-name="T38">А</text:span>втоматически подключает в <text:span text:style-name="T23">HTML</text:span>-страницу модуля каскадную таблицу стилей, расположение которой задаётся параметром css-url. </text:p>
        </text:list-item>
      </text:list>
      <text:p text:style-name="Обычный_20_текст">Загрузка модуля может происходить либо при обращении к <text:span text:style-name="T23">HTML</text:span>-странице модуля, либо при наследовании его другими <text:span text:style-name="T23">GWT</text:span>-модулями. На <text:span text:style-name="T23">HTML</text:span>-странице модуля <text:s/>происходит построение <text:span text:style-name="T23">GUI</text:span> веб-приложения с <text:soft-page-break/>использованием <text:span text:style-name="T23">AJAX</text:span>. <text:span text:style-name="T23">GWT</text:span>-модуль не может иметь более одной такой веб-страницы, имя которой должно совпадать с названием <text:span text:style-name="T23">GWT</text:span>-модуля.</text:p>
      <text:h text:style-name="Heading_20_3" text:outline-level="3"><text:span text:style-name="T20">Режимы запуска </text:span><text:span text:style-name="T19">GWT</text:span><text:span text:style-name="T20">-приложений</text:span></text:h>
      <text:p text:style-name="Обычный_20_текст">Существуют 2 режима запуска <text:span text:style-name="T23">GWT</text:span>-приложения [7]:</text:p>
      <text:list xml:id="list30669891" text:style-name="WW8Num11">
        <text:list-item>
          <text:p text:style-name="P66"><text:span text:style-name="T10">Режим отладки</text:span>. </text:p>
          <text:p text:style-name="P66">В режиме отладки приложение запускается как <text:span text:style-name="T23">Java</text:span> байт-код на виртуальной <text:span text:style-name="T23">Java</text:span>-машине в специальном окне, называемым <text:span text:style-name="T23">GWT</text:span>-шеллом (от англ. <text:span text:style-name="T23">shell</text:span> – оболочка). <text:span text:style-name="T23">GWT</text:span>-шелл представляет собой специально разработанный браузер, который отображает веб-страницу не на основе HTML-разметки, а на основе Java-кода. <text:s/>Именно поэтому и существует возможность полноценной отладки приложения как обычного <text:span text:style-name="T23">Java</text:span>-приложения. При запуске GWT-приложения в данном режиме компиляции в JavaScript-код не происходит.</text:p>
        </text:list-item>
        <text:list-item>
          <text:p text:style-name="P66"><text:span text:style-name="T10">Режим запуска приложения на веб-сервере</text:span>. </text:p>
          <text:p text:style-name="P66">В этом режиме приложение при помощи <text:span text:style-name="T23">GWT</text:span>-компилятора переводится в <text:span text:style-name="T23">JavaScript</text:span> и загружается на веб-сервер. В этом режиме отладка недоступна.</text:p>
        </text:list-item>
      </text:list>
      <text:h text:style-name="P91" text:outline-level="3">Асинхронные вызовы процедур для обмена данными с сервером</text:h>
      <text:p text:style-name="Обычный_20_текст">GWT-приложения могут обращаться к серверу при помощи вызова асинхронных методов. Такие методы не прерывают дальнейшее выполнение программы, выполняются на сервере, а после своего завершения вызывают на клиенте специальную процедуру, называемую <text:span text:style-name="T23">callback</text:span>. <text:s/>Такой механизм вызова процедур называется <text:span text:style-name="T26">удалённым вызовом процедур</text:span> (от англ. <text:span text:style-name="T23">Remote</text:span> <text:span text:style-name="T23">Procedure</text:span> <text:span text:style-name="T23">Call</text:span>, <text:span text:style-name="T23">RPC</text:span>)<text:span text:style-name="T23"> [6]</text:span>. <text:s/>Т.к. вызывающая и вызываемая процедуры выполняются на разных машинах, то они имеют разные адресные пространства, и это создает проблемы при передаче параметров и результатов, особенно если машины не идентичны. Так как RPC не может рассчитывать на разделяемую память, то это означает, что параметры RPC не должны содержать указателей на ячейки нестековой памяти и что значения параметров должны копироваться с одного компьютера на другой. Для копирования параметров процедуры и результата выполнения через сеть выполняется их сериализация. Сериализация — процесс перевода какой-либо структуры данных в последовательность битов. Обратной к операции сериализации является операция десериализации — восстановление начального состояния структуры данных из битовой последовательности.</text:p>
      <text:p text:style-name="Обычный_20_текст">RPC реализован в <text:span text:style-name="T23">Google</text:span> <text:span text:style-name="T23">Web</text:span> <text:span text:style-name="T23">Toolkit</text:span> таким образом, что разработчику не нужно вручную заниматься сериализацией и десериализацией объектов. Эту функцию выполняют специальные прокси-объекты, которые создаются клиентским <text:span text:style-name="T23">JavaScript</text:span>-кодом автоматически при вызове асинхронного метода. Для того, чтобы передать объект по протоколу HTTP, класс объекта должен быть сериализуемым (т.е. реализовывать интерфейс java.io.Serializable или <text:s/>com.google.gwt.user.client.rpc.IsSerializable). Список типов данных, которые <text:soft-page-break/>могут быть использованы для обмена данными между клиентом и сервером в GWT-приложении:</text:p>
      <text:list xml:id="list30692641" text:style-name="L6">
        <text:list-item>
          <text:p text:style-name="P38">Примитивные<text:span text:style-name="T23"> </text:span>типы<text:span text:style-name="T23">: char, byte, short, int, long, boolean, float </text:span>или<text:span text:style-name="T23"> double.</text:span></text:p>
        </text:list-item>
      </text:list>
      <text:list xml:id="list30676601" text:style-name="WW8Num18">
        <text:list-item>
          <text:p text:style-name="P39"><text:span text:style-name="T23">String, Date, </text:span>классы<text:span text:style-name="T23">-</text:span>обёртки<text:span text:style-name="T23"> </text:span>примитивных<text:span text:style-name="T23"> </text:span>типов<text:span text:style-name="T23"> (Character, Byte, Short, Integer, Long, Boolean, Float </text:span>или<text:span text:style-name="T23"> Double).</text:span></text:p>
        </text:list-item>
        <text:list-item>
          <text:p text:style-name="P39">Массивы сериализуемых типов любой сложности.</text:p>
        </text:list-item>
        <text:list-item>
          <text:p text:style-name="P39">Пользовательские классы. Пользовательский класс является сериализуемым, если:</text:p>
          <text:list>
            <text:list-item>
              <text:p text:style-name="P39">реализует интерфейс java.io.Serializable или com.google.gwt.user.client.rpc. IsSerializable</text:p>
            </text:list-item>
            <text:list-item>
              <text:p text:style-name="P39">все члены-данные класса являются сериализуемыми</text:p>
            </text:list-item>
            <text:list-item>
              <text:p text:style-name="P39">имеется конструктор класса, вызываемый без параметров</text:p>
            </text:list-item>
          </text:list>
        </text:list-item>
        <text:list-item>
          <text:p text:style-name="P39">Классы, имеющие хотя бы один сериализуемый супер-класс.</text:p>
        </text:list-item>
      </text:list>
      <text:p text:style-name="Обычный_20_текст">Важно, что RPC-механизм, реализованный в GWT, поддерживает полиморфизм.</text:p>
      <text:p text:style-name="Обычный_20_текст">Серверный код, выполняющийся по запросу клиента, в терминологии <text:span text:style-name="T23">RPC</text:span> называется <text:span text:style-name="T26">сервисом</text:span>, поэтому вызов удалённой процедуры иногда называют вызовом соответствующего сервиса. </text:p>
      <text:h text:style-name="Heading_20_3" text:outline-level="3"><text:span text:style-name="T20">Графические компоненты </text:span><text:span text:style-name="T19">GWT</text:span></text:h>
      <text:p text:style-name="Обычный_20_текст">Основной упор разработчиков <text:span text:style-name="T23">GWT</text:span> направлен на лёгкость освоения фреймворка. Графические компоненты, используемые в <text:span text:style-name="T23">GWT</text:span>, являются тому подтверждением. Построение графического интерфейса с использованием <text:span text:style-name="T23">GWT</text:span> очень похоже на создание графического интерфейса с применением широкоизвестной <text:span text:style-name="T23">Java</text:span>-технологии <text:span text:style-name="T23">Swing</text:span>, поэтому фреймворк делает создание функционально богатого <text:span text:style-name="T23">AJAX</text:span>-интерфейса едва ли не более легким, чем построение традиционного графического Java-интерфейса.</text:p>
      <text:p text:style-name="Обычный_20_текст">Графические компоненты, используемые в <text:span text:style-name="T23">GWT</text:span>, называются <text:span text:style-name="T26">виджетами</text:span>. <text:span text:style-name="T23">GWT</text:span> предоставляет разработчику обширный набор виджетов: кнопки, списки, текстовые поля, деревья, таблицы, панели, всплывающие окна – всё то, что есть у обычных настольных приложений. Полный список виджетов <text:span text:style-name="T23">GWT</text:span> приведён в приложении 1. При этом хочется отметить наличие таких интересных виджетов, как панель с закладками (<text:span text:style-name="T23">TabPanel</text:span>) и текстовое поле с автоподстановкой значений по первым введённым буквам (<text:span text:style-name="T23">SuggestBox</text:span>).</text:p>
      <text:p text:style-name="Обычный_20_текст">Все виджеты, как и в технологии <text:span text:style-name="T23">Swing</text:span>, поддерживают добавление обработчиков событий:</text:p>
      <text:p text:style-name="P24">Button b = new Button("Click Me");</text:p>
      <text:p text:style-name="P24">b.addClickListener(new ClickListener() {</text:p>
      <text:p text:style-name="P24"><text:s text:c="4"/>public void onClick(Widget sender) {</text:p>
      <text:p text:style-name="P25"><text:s text:c="6"/>// выполнить какое-либо действие по нажатию кнопки</text:p>
      <text:p text:style-name="P25"><text:s text:c="4"/>}</text:p>
      <text:p text:style-name="P25">});</text:p>
      <text:p text:style-name="Обычный_20_текст">К каждому виджету при помощи метода setStyleName() может быть применён собственный <text:span text:style-name="T23">CSS</text:span>-стиль, что придаст создаваемому веб-приложению индивидуальность.</text:p>
      <text:p text:style-name="Обычный_20_текст">При отсутствии нужного виджета разработчик может создать свой на основе <text:soft-page-break/>имеющихся виджетов.</text:p>
      <text:p text:style-name="Обычный_20_текст">Подробнее о методах использования конкретных виджетов будет рассказано в пятой главе данной работы.</text:p>
      <text:p text:style-name="Обычный_20_текст">Как и в <text:span text:style-name="T23">Swing</text:span>, в <text:span text:style-name="T23">GWT</text:span> существуют контейнеры, в которые можно добавлять виджеты. Такие контейнеры называются <text:span text:style-name="T26">панелями</text:span>. В панели можно добавлять виджеты, а также другие панели. При добавлении виджетов на панель их можно располагать различным образом, например, по горизонтали или по вертикали. Способ расположения виджетов в панели называется <text:span text:style-name="T26">компоновкой</text:span> (от англ. <text:span text:style-name="T23">layout</text:span>). В <text:span text:style-name="T23">GWT</text:span> существуют следующие виды компоновок виджетов<text:span text:style-name="T23"> [7]</text:span>:</text:p>
      <text:list xml:id="list30674927" text:style-name="WW8Num44">
        <text:list-item>
          <text:list>
            <text:list-item>
              <text:list>
                <text:list-item>
                  <text:list>
                    <text:list-item>
                      <text:p text:style-name="P75"><text:span text:style-name="T10">Горизонтальная -</text:span> <text:span text:style-name="T25">HorizontalLayout</text:span>. Все виджеты растягиваются по высоте панели и располагаются друг за другом по горизонтали.</text:p>
                    </text:list-item>
                    <text:list-item>
                      <text:p text:style-name="P75"><text:span text:style-name="T10">Вертикальная</text:span><text:span text:style-name="T25"> - VerticalLayout</text:span>. Все виджеты растягиваются по ширине панели и располагаются друг за другом по вертикали.</text:p>
                    </text:list-item>
                    <text:list-item>
                      <text:p text:style-name="P75"><text:span text:style-name="T10">Плавающая</text:span><text:span text:style-name="T25"> - FlowLayout</text:span><text:span text:style-name="T10">. </text:span>Все виджеты располагаются друг за другом по горизонтали, при этом виджеты не растягиваются. Если виджеты не вмещаются в ширину панели, то они переносятся на следующую строку.</text:p>
                    </text:list-item>
                    <text:list-item>
                      <text:p text:style-name="P75"><text:span text:style-name="T10">Граничная – </text:span><text:span text:style-name="T25">BorderLayout</text:span><text:span text:style-name="T10">. </text:span>В этом случае виджеты располагаются относительно центра панели: выше центра, ниже центра, левее центра, правее центра, в центре. Все виджеты в данном случае растягиваются до заполнения всей площади панели.</text:p>
                    </text:list-item>
                    <text:list-item>
                      <text:p text:style-name="P75"><text:span text:style-name="T10">Заполняющая – </text:span><text:span text:style-name="T25">FitLayout</text:span><text:span text:style-name="T10">. </text:span>В панель с такой компоновкой виджетов можно добавить лишь один виджет, который будет растянут по всей площади панели.</text:p>
                    </text:list-item>
                  </text:list>
                </text:list-item>
              </text:list>
            </text:list-item>
          </text:list>
        </text:list-item>
      </text:list>
      <text:p text:style-name="Обычный_20_текст">Таким образом, создание веб-интерфейса на <text:span text:style-name="T23">GWT</text:span> намного быстрее и комфортнее, чем при использовании других J2EE 5 веб-технологий, в которых разработчику нужно работать с <text:span text:style-name="T23">HTML</text:span>-кодом. <text:span text:style-name="T23">GWT</text:span>-виджеты одинаково функционируют и отображаются во всех популярных веб-браузерах: <text:span text:style-name="T23">Internet</text:span> <text:span text:style-name="T23">Explorer</text:span>, <text:span text:style-name="T23">Firefox</text:span>, <text:span text:style-name="T23">Safari</text:span> и <text:span text:style-name="T23">Opera</text:span>. При использовании других J2EE 5 веб-технологий много времени уходит именно на поддержку кроссбраузерности.</text:p>
      <text:list xml:id="list32403523" text:continue-list="list32398385" text:style-name="L1">
        <text:list-header>
          <text:p text:style-name="P82"/>
        </text:list-header>
      </text:list>
      <text:h text:style-name="Heading_20_1" text:outline-level="1">Обзор современных технологий моделирования</text:h>
      <text:h text:style-name="Heading_20_2" text:outline-level="2">Цель моделирования</text:h>
      <text:list xml:id="list30681810" text:style-name="L7">
        <text:list-item>
          <text:list>
            <text:list-header>
              <text:p text:style-name="P83">Документы для редактора формализуются сторонней организацией и доходят до редактора в виде XSD-схем. Сторонняя организация периодически выпускает новые версии этих схем. Это делает невозможным разработку редактора под конкретный формат документа, и требует обобщить его представление. Верно выбранная технология моделирования должна уменьшить труд по построению этой абстракции.</text:p>
            </text:list-header>
          </text:list>
        </text:list-item>
      </text:list>
      <text:h text:style-name="Heading_20_2" text:outline-level="2">Критерии оценки технологий:</text:h>
      <text:list xml:id="list30691384" text:style-name="L8">
        <text:list-item>
          <text:list>
            <text:list-item>
              <text:p text:style-name="P40">взаимодействие с СУБД</text:p>
              <text:p text:style-name="P40">Редактируемые документы должны храниться в реляционной БД (MySQL) на сервере. Хранение моделируемого документа должно, по меньшей мере, иметь следующие свойства:</text:p>
              <text:list>
                <text:list-item>
                  <text:p text:style-name="P40">метафора модели должна соответствовать доступным метафорам работы с БД (SQL, ORM)</text:p>
                </text:list-item>
                <text:list-item>
                  <text:p text:style-name="P40">обмен данными с базой не должен причинять ущерба производительности (частичная загрузка)</text:p>
                </text:list-item>
              </text:list>
            </text:list-item>
            <text:list-item>
              <text:p text:style-name="P40">взаимодействие с XML</text:p>
              <text:p text:style-name="P40">Источником модели является XSD-схема (довольно сложная: задающая структуру в сотни полей и несколько уровней вложенности), а обмен данными между редактором и внешним миром происходит в виде XML-документов. Это требует от технологии возможностей</text:p>
              <text:list>
                <text:list-item>
                  <text:p text:style-name="P40">строить модель по XSD-схеме автоматически</text:p>
                </text:list-item>
                <text:list-item>
                  <text:p text:style-name="P40">получать XML-представление конкретного документа</text:p>
                </text:list-item>
                <text:list-item>
                  <text:p text:style-name="P40">валидировать данные документа согласно схеме</text:p>
                </text:list-item>
              </text:list>
            </text:list-item>
            <text:list-item>
              <text:p text:style-name="P40">сопоставление данных на сервере данным на клиенте</text:p>
              <text:p text:style-name="P40">Учитывая AJAX-реализацию клиента, обмен данными с клиентом целыми XML-документами неприемлем. Необходима возможность (или поддержка таковой) частично извлекать массивы данных из модели, руководствуясь любыми критериями.</text:p>
              <text:p text:style-name="P84"/>
            </text:list-item>
          </text:list>
        </text:list-item>
      </text:list>
      <text:h text:style-name="Heading_20_2" text:outline-level="2">Технологии:</text:h>
      <text:p text:style-name="Обычный_20_текст">Минимально необходима возможность автоматического создания модели по заданной XML-схеме. Это сужает круг технологий моделирования.</text:p>
      <text:h text:style-name="Heading_20_3" text:outline-level="3">DOM парсер</text:h>
      <text:h text:style-name="Heading_20_4" text:outline-level="4">Описание</text:h>
      <text:list xml:id="list32390131" text:continue-list="list32403523" text:style-name="L1">
        <text:list-item>
          <text:list>
            <text:list-item>
              <text:list>
                <text:list-item>
                  <text:list>
                    <text:list-header>
                      <text:p text:style-name="P60"><text:span text:style-name="T7">DOM (</text:span><text:span text:style-name="T9">Document Object Model</text:span><text:span text:style-name="T7"> — «объектная модель документа»). Не зависящий от платформы и языка программный интерфейс, позволяющий программам и скриптам получить доступ к содержимому документов, а также изменять содержимое, структуру и оформление документов.</text:span></text:p>
                      <text:p text:style-name="P60">Модель DOM не накладывает ограничений на структуру документа. Любой документ известной структуры с помощью DOM может быть представлен в виде дерева узлов, каждый узел которого представляет собой элемент, атрибут, текстовый, графический или любой другой объект. Узлы связаны между собой отношениями родительский-дочерний.</text:p>
                    </text:list-header>
                  </text:list>
                </text:list-item>
              </text:list>
            </text:list-item>
          </text:list>
        </text:list-item>
      </text:list>
      <table:table table:name="Таблица1" table:style-name="Таблица1">
        <table:table-column table:style-name="Таблица1.A"/>
        <table:table-column table:style-name="Таблица1.B"/>
        <table:table-row>
          <table:table-cell table:style-name="Таблица1.A1" office:value-type="string">
            <text:p text:style-name="P11">Структура документа XML</text:p>
          </table:table-cell>
          <table:table-cell table:style-name="Таблица1.B1" office:value-type="string">
            <text:p text:style-name="P11">Структура объектов DOM</text:p>
          </table:table-cell>
        </table:table-row>
        <table:table-row>
          <table:table-cell table:style-name="Таблица1.A2" office:value-type="string">
            <text:p text:style-name="P10"><draw:frame draw:style-name="fr2" draw:name="Графический объект1" text:anchor-type="paragraph" svg:width="8.304cm" svg:height="9.523cm" draw:z-index="0"><draw:image xlink:href="Pictures/10000000000001170000014094D3F435.png" xlink:type="simple" xlink:show="embed" xlink:actuate="onLoad"/></draw:frame></text:p>
          </table:table-cell>
          <table:table-cell table:style-name="Таблица1.B2" office:value-type="string">
            <text:p text:style-name="P10"><draw:frame draw:style-name="fr2" draw:name="Графический объект2" text:anchor-type="paragraph" svg:width="8.306cm" svg:height="10.543cm" draw:z-index="1"><draw:image xlink:href="Pictures/10000000000000F50000013759CB42CD.png" xlink:type="simple" xlink:show="embed" xlink:actuate="onLoad"/></draw:frame></text:p>
          </table:table-cell>
        </table:table-row>
      </table:table>
      <text:list xml:id="list32388701" text:continue-numbering="true" text:style-name="L1">
        <text:list-item>
          <text:list>
            <text:list-item>
              <text:list>
                <text:list-item>
                  <text:list>
                    <text:list-header>
                      <text:p text:style-name="P85"/>
                    </text:list-header>
                  </text:list>
                </text:list-item>
              </text:list>
            </text:list-item>
          </text:list>
        </text:list-item>
      </text:list>
      <text:h text:style-name="Heading_20_4" text:outline-level="4"><text:soft-page-break/>Соответствие критериям</text:h>
      <text:h text:style-name="Heading_20_5" text:outline-level="5">БД</text:h>
      <text:list xml:id="list32381875" text:continue-numbering="true" text:style-name="L1">
        <text:list-item>
          <text:list>
            <text:list-item>
              <text:list>
                <text:list-item>
                  <text:list>
                    <text:list-item>
                      <text:list>
                        <text:list-header>
                          <text:p text:style-name="P60">Единственная метафора, совместимая с реляционными БД - хранение текстового представления целиком в полях БД типа Clob. Частичная загрузка практически невозможна, что вредит производительности.</text:p>
                        </text:list-header>
                      </text:list>
                    </text:list-item>
                  </text:list>
                </text:list-item>
              </text:list>
            </text:list-item>
          </text:list>
        </text:list-item>
      </text:list>
      <text:h text:style-name="Heading_20_5" text:outline-level="5">XML</text:h>
      <text:list xml:id="list32401213" text:continue-numbering="true" text:style-name="L1">
        <text:list-item>
          <text:list>
            <text:list-item>
              <text:list>
                <text:list-item>
                  <text:list>
                    <text:list-item>
                      <text:list>
                        <text:list-header>
                          <text:p text:style-name="P60">Взаимодействует непосредственно с XML, поэтому удовлетворяет всем требованиям этого раздела. Недостатком является невозможность частичной валидации документа.</text:p>
                        </text:list-header>
                      </text:list>
                    </text:list-item>
                  </text:list>
                </text:list-item>
              </text:list>
            </text:list-item>
          </text:list>
        </text:list-item>
      </text:list>
      <text:h text:style-name="Heading_20_5" text:outline-level="5">Обмен данными</text:h>
      <text:list xml:id="list32401007" text:continue-numbering="true" text:style-name="L1">
        <text:list-item>
          <text:list>
            <text:list-item>
              <text:list>
                <text:list-item>
                  <text:list>
                    <text:list-item>
                      <text:list>
                        <text:list-header>
                          <text:p text:style-name="P60">Производя разбор DOM-дерева, можно получить любой необходимый массив данных.</text:p>
                          <text:p text:style-name="P86"/>
                        </text:list-header>
                      </text:list>
                    </text:list-item>
                  </text:list>
                </text:list-item>
              </text:list>
            </text:list-item>
          </text:list>
        </text:list-item>
      </text:list>
      <text:h text:style-name="Heading_20_3" text:outline-level="3">XMLBeans</text:h>
      <text:h text:style-name="Heading_20_4" text:outline-level="4">Описание</text:h>
      <text:p text:style-name="Обычный_20_текст">Основываясь на концепции <office:annotation><dc:creator>eav eav</dc:creator><dc:date>2009-01-21T12:28:24.58</dc:date><text:p text:style-name="P93"><text:span text:style-name="T40">О java beans?</text:span></text:p></office:annotation>JavaBeans, эта библиотека позволяет строить java-классы на основе любых заданных XML-схем. Главная цель этого: перейти от редактирования документа, основанного на обработке символьных потоков — к редактированию, основанному на обработке связанных структур в памяти, сэкономив на последовательном чтении данных потока. Это также дает возможность работать с документом не только через обобщенный интерфейс, но и конкретизировать обращение к нему так, как если бы это был объект специально созданного java-класса. Наиболее общее представление о работе с XMLBeans дает рисунок:</text:p>
      <text:p text:style-name="P2"><draw:frame draw:style-name="fr3" draw:name="Графический объект4" text:anchor-type="paragraph" svg:width="13.127cm" svg:height="9.245cm" draw:z-index="2"><draw:image xlink:href="Pictures/100000000000017400000106A8030BBB.png" xlink:type="simple" xlink:show="embed" xlink:actuate="onLoad"/></draw:frame></text:p>
      <text:p text:style-name="Обычный_20_текст">Особенности:</text:p>
      <text:list xml:id="list30694421" text:style-name="L9">
        <text:list-item>
          <text:p text:style-name="P41">Полная поддержка XML-схем</text:p>
        </text:list-item>
        <text:list-item>
          <text:p text:style-name="P41">Полное соответствие информационному множеству XML (Infoset): доступны все возможные типы элементов, предусмотренные W3C.</text:p>
        </text:list-item>
      </text:list>
      <text:p text:style-name="Обычный_20_текст">Основные интерфейсы:</text:p>
      <text:list xml:id="list30684668" text:style-name="L10">
        <text:list-item>
          <text:p text:style-name="P42"><text:span text:style-name="Strong_20_Emphasis"><text:span text:style-name="T12">XmlObject</text:span></text:span></text:p>
          <text:p text:style-name="P42"><text:span text:style-name="Strong_20_Emphasis"><text:span text:style-name="T13">Все генерируемые по XML-схеме классы, в том числе и составные типы, наследуют XmlObject, при этом обеспечена строгая типизация.</text:span></text:span></text:p>
        </text:list-item>
        <text:list-item>
          <text:p text:style-name="P42"><text:span text:style-name="Strong_20_Emphasis"><text:span text:style-name="T12">XmlCursor</text:span></text:span></text:p>
          <text:p text:style-name="P42"><text:span text:style-name="Strong_20_Emphasis"><text:span text:style-name="T13">Обеспечивает низкоуровневый доступ к документу, указывая на текущее место в его текстовом представлении.</text:span></text:span></text:p>
        </text:list-item>
        <text:list-item>
          <text:p text:style-name="P42"><text:span text:style-name="Strong_20_Emphasis"><text:span text:style-name="T12">SchemaType</text:span></text:span></text:p>
          <text:p text:style-name="P42"><text:soft-page-break/><text:span text:style-name="Strong_20_Emphasis"><text:span text:style-name="T13">Представляет XML-схему, обеспечивая такие функции, как разбор схемы, и генерация документов по схеме.</text:span></text:span></text:p>
        </text:list-item>
      </text:list>
      <text:h text:style-name="Heading_20_4" text:outline-level="4">Соответствие критериям</text:h>
      <text:h text:style-name="Heading_20_5" text:outline-level="5">БД</text:h>
      <text:p text:style-name="Обычный_20_текст">На сегодня, не известно ни одной стабильной библиотеки для интеграции объектов XMLBeans с существующими технологиями ORM. Единственный способ хранения их в БД — это сериализация в поля типа Clob. Это не самый производительный способ обмена данными документа с базой.</text:p>
      <text:h text:style-name="Heading_20_5" text:outline-level="5">XML</text:h>
      <text:p text:style-name="Обычный_20_текст">XMLBeans, являясь надстройкой над DOM, добавляет такие возможности, как частичная валидация.</text:p>
      <text:h text:style-name="Heading_20_5" text:outline-level="5">Обмен данными</text:h>
      <text:p text:style-name="Обычный_20_текст">Для разбора документа используется стандартная рефлексия Java с некоторыми расширениями.</text:p>
      <text:p text:style-name="Text_20_body"/>
      <text:p text:style-name="P9"/>
      <text:h text:style-name="Heading_20_3" text:outline-level="3">JAXB</text:h>
      <text:h text:style-name="Heading_20_4" text:outline-level="4">Описание</text:h>
      <text:p text:style-name="P19"><text:span text:style-name="T23">JAXB – Java API for XML Binding. </text:span>Схожая с XMLBeans технология для создания java-классов по XML-схемам. Принцип работы аналогичный.</text:p>
      <text:p text:style-name="Обычный_20_текст">Отличия:</text:p>
      <text:list xml:id="list30677695" text:style-name="L11">
        <text:list-item>
          <text:p text:style-name="P43">Не обеспечивает низкоуровневого доступа к документу</text:p>
        </text:list-item>
        <text:list-item>
          <text:p text:style-name="P43">Не дает простого способа частично валидировать документ</text:p>
        </text:list-item>
        <text:list-item>
          <text:p text:style-name="P43">Для работы с БД существует библиотека интеграции с Hibernate</text:p>
        </text:list-item>
      </text:list>
      <text:h text:style-name="Heading_20_4" text:outline-level="4"><text:span text:style-name="T11">Соответствие</text:span> <text:span text:style-name="T11">критериям</text:span></text:h>
      <text:h text:style-name="Heading_20_5" text:outline-level="5">БД</text:h>
      <text:p text:style-name="Обычный_20_текст">Библиотека HyperJAXB позволяет объектам JAXB взаимодействовать с БД, используя интерфейс Hibernate. <text:span text:style-name="T6">Возможность частичной загрузки документа, в частности, улучшает производительность.</text:span></text:p>
      <text:h text:style-name="Heading_20_5" text:outline-level="5">XML</text:h>
      <text:p text:style-name="Обычный_20_текст">Классы JAXB генерируются на основе XSD-схемы, а их объекты сериализуются в XML. Практически валидация возможна только целиком при сериализации/десериализации, частичная валидация затруднена.</text:p>
      <text:h text:style-name="Heading_20_5" text:outline-level="5"><text:span text:style-name="T11">Обмен</text:span> данными</text:h>
      <text:p text:style-name="Обычный_20_текст">Разбор документа возможен только с использованием стандартной рефлексии Java.</text:p>
      <text:p text:style-name="P9"/>
      <text:h text:style-name="Heading_20_3" text:outline-level="3">Castor</text:h>
      <text:h text:style-name="Heading_20_4" text:outline-level="4">Описание</text:h>
      <text:p text:style-name="Обычный_20_текст">Схожая с JAXB и XMLBeans технология создания java-классов по XML-схемам и связывания данных java c XML. Принцип работы аналогичный.</text:p>
      <text:p text:style-name="Обычный_20_текст">Особенности:</text:p>
      <text:list xml:id="list30676043" text:style-name="L12">
        <text:list-item>
          <text:p text:style-name="P44">Затруднена частичная валидация документа</text:p>
        </text:list-item>
        <text:list-item>
          <text:p text:style-name="P44">Не обеспечивает низкоуровневого доступа к документу</text:p>
        </text:list-item>
        <text:list-item>
          <text:p text:style-name="P44"><text:span text:style-name="T12">Позволяет с помощью конфигурационных файлов указывать, какие элементы XML-документа каким частям java-объекта соответствуют </text:span><text:span text:style-name="T12">(mapping).</text:span></text:p>
        </text:list-item>
        <text:list-item>
          <text:p text:style-name="P44">Имеет встроенную систему объектно-реляционного отображения, предоставляя интерфейс, схожий с JDO.</text:p>
        </text:list-item>
      </text:list>
      <text:h text:style-name="Heading_20_4" text:outline-level="4">Соответствие критериям</text:h>
      <text:h text:style-name="Heading_20_5" text:outline-level="5">БД</text:h>
      <text:p text:style-name="Обычный_20_текст">Встроенная система объектно-реляционного отображения предоставляет все основные возможности JDO. Вызывают, однако, опасения ее стабильность и производительность — ввиду неполного соответствия стандартам.</text:p>
      <text:h text:style-name="Heading_20_5" text:outline-level="5">XML</text:h>
      <text:p text:style-name="Обычный_20_текст">Классы Castor генерируются на основе XSD-схемы, а их объекты сериализуются в XML. Практически валидация возможна только целиком при сериализации/десериализации, частичная валидация затруднена.</text:p>
      <text:h text:style-name="Heading_20_5" text:outline-level="5">Обмен данными</text:h>
      <text:p text:style-name="Обычный_20_текст">Разбор документа возможен только с использованием стандартной рефлексии Java.</text:p>
      <text:p text:style-name="P9"/>
      <text:h text:style-name="Heading_20_3" text:outline-level="3">EMF</text:h>
      <text:h text:style-name="Heading_20_4" text:outline-level="4">Описание</text:h>
      <text:list xml:id="list30667437" text:style-name="L13">
        <text:list-item>
          <text:list>
            <text:list-header>
              <text:p text:style-name="P61">Среда, основанная на Eclipse, - для генерации кода, инструментов и прочих приложений, - на основе структурированных моделей данных. Предоставляет инструментарий и поддержку времени выполнения для получения из модели, описанной в XMI:</text:p>
            </text:list-header>
          </text:list>
        </text:list-item>
      </text:list>
      <text:list xml:id="list30666533" text:style-name="L14">
        <text:list-item>
          <text:list>
            <text:list-item>
              <text:p text:style-name="P45">соответствующего набора Java-классов</text:p>
            </text:list-item>
            <text:list-item>
              <text:p text:style-name="P45">набора адаптеров, позволяющих просматривать и редактировать модель</text:p>
            </text:list-item>
            <text:list-item>
              <text:p text:style-name="P45">простейшего редактора модели</text:p>
              <text:p text:style-name="P62">Кроме XMI, модель может быть описана:</text:p>
            </text:list-item>
            <text:list-item>
              <text:p text:style-name="P45">аннотированным Java-кодом</text:p>
            </text:list-item>
            <text:list-item>
              <text:p text:style-name="P45">UML</text:p>
            </text:list-item>
            <text:list-item>
              <text:p text:style-name="P45">XML-схемой</text:p>
            </text:list-item>
            <text:list-item>
              <text:p text:style-name="P45">моделью формата Rational Rose</text:p>
              <text:p text:style-name="P62"><draw:frame draw:style-name="fr4" draw:name="Графический объект17" text:anchor-type="paragraph" svg:width="16.457cm" svg:height="6.641cm" draw:z-index="12"><draw:image xlink:href="Pictures/100000000000026E000000FB865F04B4.png" xlink:type="simple" xlink:show="embed" xlink:actuate="onLoad"/></draw:frame>Каждый из этих форматов может быть импортирован EMF и преобразован в центральный формат ECore. Из него можно получить любое другое указанное представление.<office:annotation><dc:creator>eav eav</dc:creator><dc:date>2009-01-21T11:55:08.26</dc:date><text:p text:style-name="P93"><text:span text:style-name="T40">Описать валидацию и прочие доп.возможности</text:span></text:p></office:annotation></text:p>
            </text:list-item>
          </text:list>
        </text:list-item>
      </text:list>
      <text:h text:style-name="Heading_20_4" text:outline-level="4"><text:span text:style-name="T11">Соответствие</text:span> <text:span text:style-name="T11">критериям</text:span></text:h>
      <text:h text:style-name="Heading_20_5" text:outline-level="5">БД</text:h>
      <text:list xml:id="list30673109" text:style-name="L15">
        <text:list-item>
          <text:list>
            <text:list-item>
              <text:list>
                <text:list-item>
                  <text:list>
                    <text:list-item>
                      <text:list>
                        <text:list-header>
                          <text:p text:style-name="P63">Библиотека Teneo преобразует загруженные в память объекты EMF так, что они могут взаимодействовать с БД, используя доступные интерфейсы JPA, Hibernate и JDO. Возможность частичной загрузки документа, в частности, улучшает производительность.</text:p>
                        </text:list-header>
                      </text:list>
                    </text:list-item>
                  </text:list>
                </text:list-item>
              </text:list>
            </text:list-item>
          </text:list>
        </text:list-item>
      </text:list>
      <text:h text:style-name="Heading_20_5" text:outline-level="5">XML</text:h>
      <text:list xml:id="list32409115" text:continue-numbering="true" text:style-name="L15">
        <text:list-item>
          <text:list>
            <text:list-item>
              <text:list>
                <text:list-item>
                  <text:list>
                    <text:list-item>
                      <text:list>
                        <text:list-header>
                          <text:p text:style-name="P63">Классы EMF можно генерировать на основе XSD-схемы и сериализовать их <text:soft-page-break/>объекты в соответствующие этой схеме XML-документы. Ограничения типов данных, описанные в XSD, перетекают в динамические аннотации классов EMF, на которых основана работа компонента валидации EMF. Среди его возможностей — частичная валидация объекта.</text:p>
                        </text:list-header>
                      </text:list>
                    </text:list-item>
                  </text:list>
                </text:list-item>
              </text:list>
            </text:list-item>
          </text:list>
        </text:list-item>
      </text:list>
      <text:h text:style-name="Heading_20_5" text:outline-level="5"><text:span text:style-name="T11">Обмен</text:span> <text:span text:style-name="T11">данными</text:span></text:h>
      <text:list xml:id="list32393047" text:continue-numbering="true" text:style-name="L15">
        <text:list-item>
          <text:list>
            <text:list-item>
              <text:list>
                <text:list-item>
                  <text:list>
                    <text:list-item>
                      <text:list>
                        <text:list-header>
                          <text:p text:style-name="P63">Гибкая система рефлексии, отделяющая друг от друга типы данных, классы, атрибуты, ссылки, методы, аннотации и объекты, и вместе с этим предоставляющая им единые интерфейсы, позволяет разбирать документ, не отвлекаясь на ненужные подробности — и получать нужные массивы данных с минимальным трудом.</text:p>
                        </text:list-header>
                      </text:list>
                    </text:list-item>
                  </text:list>
                </text:list-item>
              </text:list>
            </text:list-item>
          </text:list>
        </text:list-item>
      </text:list>
      <text:list xml:id="list32406313" text:continue-list="list32401007" text:style-name="L1">
        <text:list-header>
          <text:p text:style-name="P82"/>
        </text:list-header>
      </text:list>
      <text:h text:style-name="Heading_20_2" text:outline-level="2">Выбор технологии</text:h>
      <text:p text:style-name="Обычный_20_текст">По совокупности всех критериев наиболее подходящей оказалась технология EMF: она позволит снизить трудозатраты как при работе с базой данных, так и при валидации и при извлечении данных для передачи между сервером и клиентом.</text:p>
      <text:list xml:id="list32387216" text:continue-numbering="true" text:style-name="L1">
        <text:list-header>
          <text:p text:style-name="P82"/>
        </text:list-header>
      </text:list>
      <text:h text:style-name="Heading_20_1" text:outline-level="1">Проектирование редактора</text:h>
      <text:h text:style-name="Heading_20_2" text:outline-level="2">Серверные модули</text:h>
      <text:p text:style-name="Обычный_20_текст">Требование об устойчивости серверной части к отказам оборудования не позволяет целиком положиться на связь с БД портала, в составе которого работает наша подсистема. Если она оборвется — документ и все изменения, внесенные пользователем, будут потеряны. В силу того, что документ в БД портала хранится целиком в поле типа Clob, неприемлемо и периодическое резервное сохранение туда: это замедлит работу приложения. Решение: на время редактирования хранить документы во временной БД, не зависящей от портала и его сбоев. И хранить так, чтобы иметь возможность частичной загрузки и сохранения измененных частей документа. Библиотека Teneo предоставляет такую возможность, создавая для каждого класса EMF собственную таблицу в реляционной БД и обеспечивая к ним доступ по интерфейсам Hibernate, JPA, JDO.</text:p>
      <text:p text:style-name="Обычный_20_текст">Т.о. последовательность работы с документом будет следующей:</text:p>
      <text:list xml:id="list30690471" text:style-name="L16">
        <text:list-item>
          <text:p text:style-name="P46">получение документа в виде XML от портала на редактирование</text:p>
        </text:list-item>
        <text:list-item>
          <text:p text:style-name="P46">разбор документа в EMF</text:p>
        </text:list-item>
        <text:list-item>
          <text:p text:style-name="P46">сохранение EMF-документа во временной БД</text:p>
        </text:list-item>
        <text:list-item>
          <text:p text:style-name="P46">редактирование и постоянное сохранение изменений, валидных по схеме, во временную БД</text:p>
        </text:list-item>
        <text:list-item>
          <text:p text:style-name="P46"><draw:frame draw:style-name="fr5" draw:name="Графический объект18" text:anchor-type="paragraph" svg:width="16.999cm" svg:height="8.666cm" draw:z-index="13"><draw:image xlink:href="Pictures/10000000000002910000014F7BE94C15.png" xlink:type="simple" xlink:show="embed" xlink:actuate="onLoad"/></draw:frame>закрытие редактора, сохранение окончательной версии документа в БД портала, удаление документа из временной БД</text:p>
        </text:list-item>
      </text:list>
      <text:p text:style-name="Обычный_20_текст">В случае обрыва связи с БД портала самая свежая версия документа останется во временной БД.</text:p>
      <text:p text:style-name="Обычный_20_текст">В случае обрыва связи с клиентом и быстрого ее восстановления, клиент <text:soft-page-break/>сможет получит целиком свой документ из памяти сервера приложений.</text:p>
      <text:p text:style-name="Обычный_20_текст">В случае обрыва связи с клиентом и невозможности быстрого ее восстановления, клиент получит самую свежую валидную по схеме версию документа из временной БД.</text:p>
      <text:p text:style-name="Обычный_20_текст">В случае обрыва связи со временной БД и быстрого ее восстановления, самая свежая версия документа доступна для валидации и пересохранения из памяти сервера приложений.</text:p>
      <text:p text:style-name="Обычный_20_текст">Это решение, вместе с остальными требованиями, приводит к следующим серверным модулям:</text:p>
      <text:list xml:id="list30692346" text:style-name="L17">
        <text:list-item>
          <text:p text:style-name="P47">взаимодействия с БД портала</text:p>
        </text:list-item>
        <text:list-item>
          <text:p text:style-name="P47"><text:span text:style-name="T12">предварительной подготовки для каждого типа документов</text:span><text:span text:style-name="T12"> </text:span></text:p>
        </text:list-item>
        <text:list-item>
          <text:p text:style-name="P47">разбора, редактирования и валидации документа</text:p>
        </text:list-item>
        <text:list-item>
          <text:p text:style-name="P47">взаимодействия со временной БД</text:p>
        </text:list-item>
        <text:list-item>
          <text:p text:style-name="P47">модуль справочников</text:p>
        </text:list-item>
        <text:list-item>
          <text:p text:style-name="P47">модуль расчета платежей</text:p>
        </text:list-item>
      </text:list>
      <text:p text:style-name="Обычный_20_текст"><draw:frame draw:style-name="fr6" draw:name="Графический объект19" text:anchor-type="paragraph" svg:x="0cm" svg:y="1.136cm" svg:width="16.999cm" svg:height="20.332cm" draw:z-index="14"><draw:image xlink:href="Pictures/10000000000002AB00000331FC83EEFB.png" xlink:type="simple" xlink:show="embed" xlink:actuate="onLoad"/></draw:frame><text:soft-page-break/><text:span text:style-name="T11">Примечание:</text:span> <text:span text:style-name="T37">Модули справочников и расчета платежей создавались другими разработчиками и не входят в настоящую дипломную работу.</text:span></text:p>
      <text:h text:style-name="Heading_20_2" text:outline-level="2">Клиентские модули</text:h>
      <text:p text:style-name="Обычный_20_текст">Классы клиентской стороны организуем следующим образом:</text:p>
      <text:list xml:id="list30668123" text:style-name="L18">
        <text:list-item>
          <text:p text:style-name="P48">Для каждого типа документа — специфический модуль, с точкой входа создающий страницу пользователя и начинающий загрузку ее данных</text:p>
        </text:list-item>
        <text:list-item>
          <text:p text:style-name="P48">Общий модуль привязки элементов управления страницы к полям документа</text:p>
        </text:list-item>
        <text:list-item>
          <text:p text:style-name="P48"><text:soft-page-break/>Модуль, непосредственно отрисовывающий страницу — таким образом, чтобы ее элементы управления могли быть подвергнуты привязке. </text:p>
          <text:p text:style-name="P48">Здесь важно отметить, что</text:p>
          <text:list>
            <text:list-item>
              <text:p text:style-name="P48">Количество элементов управления велико и достигает 200-300.</text:p>
            </text:list-item>
            <text:list-item>
              <text:p text:style-name="P48">Элементы управления должны располагаться не произвольно (как их проще всего расположить при написании кода), а так, как задано спецификацией: так, чтобы вид страницы соответствовал виду реального документа.</text:p>
            </text:list-item>
            <text:list-item>
              <text:p text:style-name="P48">Спецификация перодически меняется.</text:p>
            </text:list-item>
            <text:list-item>
              <text:p text:style-name="P48">В силу специфики технологий создания динамических страниц вообще, и выбранной ajax-технологии — GWT — в частности, наглядная отладка при написании кода страниц практически недоступна (инструменты существуют, но дороги и низкопроизводительны).</text:p>
              <text:p text:style-name="P48">Эти замечания рождают идею системы «упрощенный декларативный язык — конвертер — код страницы». О ней будет сказано позже.</text:p>
            </text:list-item>
          </text:list>
        </text:list-item>
        <text:list-item>
          <text:p text:style-name="P48">Модуль логики страницы, изменяющий одни элементы управления при редактировании других. Эти связи единичны, неупорядочены и задаются спецификацией.</text:p>
        </text:list-item>
        <text:list-item>
          <text:p text:style-name="P48">Модуль справочников</text:p>
        </text:list-item>
        <text:list-item>
          <text:p text:style-name="P48">Модуль расчета платежей</text:p>
        </text:list-item>
      </text:list>
      <text:p text:style-name="P20">Схема модулей для одного типа документа:</text:p>
      <text:p text:style-name="Обычный_20_текст"><draw:frame draw:style-name="fr7" draw:name="Графический объект21" text:anchor-type="paragraph" svg:width="15.319cm" svg:height="8.414cm" draw:z-index="16"><draw:image xlink:href="Pictures/10000000000002430000013ECB1A6853.png" xlink:type="simple" xlink:show="embed" xlink:actuate="onLoad"/></draw:frame></text:p>
      <text:h text:style-name="Heading_20_2" text:outline-level="2">Конвертер</text:h>
      <text:p text:style-name="Обычный_20_текст">Как уже сказано, проблема написания кода для размещения большого количества элементов управления, задаваемого изменчивой спецификацией, привела к идее конвертера из кода на декларативном языке в java-код страницы.</text:p>
      <text:h text:style-name="Heading_20_3" text:outline-level="3"><text:soft-page-break/>Язык</text:h>
      <text:p text:style-name="Обычный_20_текст">Задачи, которые должен решить язык:</text:p>
      <text:list xml:id="list30678053" text:style-name="L19">
        <text:list-item>
          <text:p text:style-name="P49">Задавать расположение элемента</text:p>
        </text:list-item>
        <text:list-item>
          <text:p text:style-name="P49">Задавать соответствующее ему поле XML-документа</text:p>
        </text:list-item>
        <text:list-item>
          <text:p text:style-name="P49">Иметь возможность наглядного отображения всей страницы в каком-либо редакторе</text:p>
        </text:list-item>
      </text:list>
      <text:p text:style-name="Обычный_20_текст">Такой язык можно получить, расширив стандартный HTML атрибутами для привязки к полям XML-документа.</text:p>
      <text:h text:style-name="Heading_20_3" text:outline-level="3">Структура конвертера (чтение, подгрузка, вывод)</text:h>
      <text:p text:style-name="Обычный_20_текст">Т.о. последовательность работы конвертера будет следующей:</text:p>
      <text:list xml:id="list30684217" text:style-name="L20">
        <text:list-item>
          <text:p text:style-name="P50">загрузка html-файла с описанием страницы</text:p>
        </text:list-item>
        <text:list-item>
          <text:p text:style-name="P50">создание соответствующих этой страницы классов</text:p>
          <text:list>
            <text:list-item>
              <text:p text:style-name="P50">отображения страницы — в отдельном модуле клиентской части</text:p>
            </text:list-item>
            <text:list-item>
              <text:p text:style-name="P50">набора XML-полей, входящих в страницу, - в отдельном модуле серверной части</text:p>
            </text:list-item>
          </text:list>
        </text:list-item>
        <text:list-item>
          <text:p text:style-name="P50">рекурсивный разбор кода на декларативном языке с переводом элементов и атрибутов HTML в объекты и атрибуты GWT - на клиентской странице и добавлением поля в набор - на серверной</text:p>
          <text:p text:style-name="P64">При изменении спецификации достаточно изменить исходный код страницы и выполнить проход конвертера, чтобы в рабочем проекте был обновлен java-код.</text:p>
        </text:list-item>
      </text:list>
      <text:h text:style-name="P28" text:outline-level="1">Реализация редактора</text:h>
      <text:h text:style-name="Heading_20_2" text:outline-level="2">Генерация EMF-модели</text:h>
      <text:list xml:id="list30670611" text:style-name="L21">
        <text:list-item>
          <text:p text:style-name="P51">Среда разработки Eclipse позволяет преобразовать XSD-схему в модель EMF, и на основе ее сгенерировать модельные java-классы. Эти классы при сериализации дадут XML-документы, удовлетворяющие исходной XSD-схеме.</text:p>
        </text:list-item>
        <text:list-item>
          <text:p text:style-name="P51">Классы будут снабжены различными утилитами, в т.ч. для валидации.</text:p>
        </text:list-item>
        <text:list-item>
          <text:p text:style-name="P51">Генерация модели в Eclipse</text:p>
        </text:list-item>
      </text:list>
      <table:table table:name="Таблица2" table:style-name="Таблица2">
        <table:table-column table:style-name="Таблица2.A"/>
        <table:table-row>
          <table:table-cell table:style-name="Таблица2.A1" office:value-type="string">
            <text:p text:style-name="P13"><draw:frame draw:style-name="fr3" draw:name="Графический объект3" text:anchor-type="paragraph" svg:width="13.651cm" svg:height="7.788cm" draw:z-index="18"><draw:image xlink:href="Pictures/10000000000001FE000001374DFC5BD8.png" xlink:type="simple" xlink:show="embed" xlink:actuate="onLoad"/></draw:frame></text:p>
          </table:table-cell>
        </table:table-row>
        <table:table-row>
          <table:table-cell table:style-name="Таблица2.A2" office:value-type="string">
            <text:p text:style-name="P13"><draw:frame draw:style-name="fr2" draw:name="Графический объект5" text:anchor-type="paragraph" svg:width="16.805cm" svg:height="7.311cm" draw:z-index="19"><draw:image xlink:href="Pictures/100000000000029F00000124BA7C9978.png" xlink:type="simple" xlink:show="embed" xlink:actuate="onLoad"/></draw:frame></text:p>
          </table:table-cell>
        </table:table-row>
        <text:soft-page-break/>
        <table:table-row>
          <table:table-cell table:style-name="Таблица2.A2" office:value-type="string">
            <text:p text:style-name="P13"><draw:frame draw:style-name="fr8" draw:name="Графический объект6" text:anchor-type="paragraph" svg:width="9.948cm" svg:height="5.556cm" draw:z-index="17"><draw:image xlink:href="Pictures/1000000000000178000000D2896970C5.png" xlink:type="simple" xlink:show="embed" xlink:actuate="onLoad"/></draw:frame></text:p>
          </table:table-cell>
        </table:table-row>
        <table:table-row>
          <table:table-cell table:style-name="Таблица2.A2" office:value-type="string">
            <text:p text:style-name="P13"><draw:frame draw:style-name="fr8" draw:name="Графический объект7" text:anchor-type="paragraph" svg:width="7.96cm" svg:height="7.05cm" draw:z-index="20"><draw:image xlink:href="Pictures/100000000000014200000132462A7F75.png" xlink:type="simple" xlink:show="embed" xlink:actuate="onLoad"/></draw:frame></text:p>
          </table:table-cell>
        </table:table-row>
      </table:table>
      <text:list xml:id="list32389003" text:continue-numbering="true" text:style-name="L21">
        <text:list-header>
          <text:p text:style-name="P80"/>
        </text:list-header>
        <text:list-item>
          <text:p text:style-name="P51"><text:span text:style-name="T21">В результате для каждого типа документов (</text:span><text:span text:style-name="T22">ГТД, ДТС, Опись Документов, Корректировка Таможенной Стоимости, Карточка Транспортного Средства, Список Компонент</text:span><text:span text:style-name="T21">) – из соответствующих XML-схем получены классы, представляющие эти документы. Библиотеку этих классов будем использовать для разработки приложения.</text:span></text:p>
        </text:list-item>
      </text:list>
      <text:h text:style-name="Heading_20_2" text:outline-level="2">Создание веб-приложения</text:h>
      <text:h text:style-name="Heading_20_3" text:outline-level="3">Общее устройство приложения GWT</text:h>
      <text:list xml:id="list30669812" text:style-name="L22">
        <text:list-item>
          <text:p text:style-name="P52">Веб-приложение GWT может исполняться различными контейнерами веб-приложений, в т.ч. Apache Tomcat.</text:p>
        </text:list-item>
        <text:list-item>
          <text:p text:style-name="P52">Проект содержит 3 каталога:</text:p>
        </text:list-item>
      </text:list>
      <text:list xml:id="list30664950" text:style-name="L23">
        <text:list-item>
          <text:p text:style-name="P76"><text:span text:style-name="T27">server</text:span>/ – содержит серверный код, компилируемый java-компилятором и исполняемый jvm</text:p>
        </text:list-item>
        <text:list-item>
          <text:p text:style-name="P76"><text:span text:style-name="T27">client/</text:span> – содержит клиентский код, компилируемый gwt-компилятором и исполняемый браузером</text:p>
        </text:list-item>
        <text:list-item>
          <text:p text:style-name="P76"><text:span text:style-name="T27">public/</text:span> – файлы для организации html-страниц, на которые опирается клиентский код.</text:p>
        </text:list-item>
      </text:list>
      <text:list xml:id="list32383065" text:continue-list="list30669812" text:style-name="L22">
        <text:list-item>
          <text:p text:style-name="P52"><text:soft-page-break/>Клиентский код может быть </text:p>
        </text:list-item>
      </text:list>
      <text:list xml:id="list30688049" text:style-name="L24">
        <text:list-item>
          <text:p text:style-name="P77">скомпилирован и открыт в браузере</text:p>
        </text:list-item>
        <text:list-item>
          <text:p text:style-name="P77">отлажен отладчиком <text:span text:style-name="T27">gwt</text:span>, который основан на коде <text:span text:style-name="T27">Mozilla</text:span> и визуализует <text:span text:style-name="T27">html</text:span> и <text:span text:style-name="T27">javascript</text:span>-разметку при помощи графической библиотеки <text:span text:style-name="T27">SWT</text:span></text:p>
        </text:list-item>
      </text:list>
      <text:list xml:id="list32396398" text:continue-list="list32383065" text:style-name="L22">
        <text:list-item>
          <text:p text:style-name="P52">Каждая страница предоставляет собой модуль и имеет собственный файл описания, используемый для компиляции и html-файл, используемый для запуска. Повторное использование кода достигается наследованием модулей.</text:p>
        </text:list-item>
      </text:list>
      <text:h text:style-name="Heading_20_3" text:outline-level="3">Структура клиентской части редактора</text:h>
      <text:list xml:id="list30682162" text:style-name="L25">
        <text:list-item>
          <text:p text:style-name="P53">Для каждого типа документов, как т предполагалось при проектировании — создадим отдельный модуль, отдельную страницу запуска. </text:p>
        </text:list-item>
        <text:list-item>
          <text:p text:style-name="P53">Все типы документов потребуют одних и тех же зависимостей, за исключением собственной удаленной службы. Поэтому вынесем все общие зависимости в наследуемый модуль, не имеющий своей точки входа.</text:p>
        </text:list-item>
        <text:list-item>
          <text:p text:style-name="P53">В результате получилось по точке входа для каждого типа документов. Т.к. документы различаются структурой, и схожи теми действиями, которые над ними можно выполнять (закрытие, сохранение, получение списка ошибок, ФЛК и т.д.), то отнаследуем классы, реализующие их, от общего предка. Там в общем виде опишем действия с документом.</text:p>
          <text:p text:style-name="P81"/>
        </text:list-item>
      </text:list>
      <text:p text:style-name="P17">/**</text:p>
      <text:p text:style-name="P4"><text:span text:style-name="T28"><text:s/></text:span><text:span text:style-name="T31">*</text:span><text:span text:style-name="T28"> </text:span><text:span text:style-name="T31">страница</text:span><text:span text:style-name="T28"> </text:span><text:span text:style-name="T31">редактора</text:span><text:span text:style-name="T28"> </text:span><text:span text:style-name="T31">обобщенного</text:span><text:span text:style-name="T28"> </text:span><text:span text:style-name="T31">документа</text:span></text:p>
      <text:p text:style-name="P4"><text:span text:style-name="T28"><text:s/></text:span><text:span text:style-name="T31">*</text:span><text:span text:style-name="T28"> </text:span></text:p>
      <text:p text:style-name="P4"><text:span text:style-name="T28"><text:s/></text:span><text:span text:style-name="T31">*</text:span><text:span text:style-name="T28"> </text:span><text:span text:style-name="T32">@author</text:span><text:span text:style-name="T28"> </text:span><text:span text:style-name="T31">eav</text:span></text:p>
      <text:p text:style-name="P4"><text:span text:style-name="T28"><text:s/></text:span><text:span text:style-name="T31">*/</text:span></text:p>
      <text:p text:style-name="P4"><text:span text:style-name="T29">public</text:span><text:span text:style-name="T28"> </text:span><text:span text:style-name="T29">abstract</text:span><text:span text:style-name="T28"> </text:span><text:span text:style-name="T29">class</text:span><text:span text:style-name="T28"> </text:span><text:span text:style-name="T33">GWTEditor</text:span></text:p>
      <text:p text:style-name="P6"><text:s text:c="4"/><text:span text:style-name="T11">implements</text:span></text:p>
      <text:p text:style-name="P6"><text:s text:c="4"/>EntryPoint,</text:p>
      <text:p text:style-name="P6"><text:s text:c="4"/>EDClientConstants,</text:p>
      <text:p text:style-name="P6"><text:s text:c="4"/>AsyncCallback</text:p>
      <text:p text:style-name="P5">{</text:p>
      <text:p text:style-name="P8"><text:s text:c="4"/>// ...</text:p>
      <text:p text:style-name="P8"/>
      <text:p text:style-name="P5"><text:s text:c="4"/>public void onFailure(</text:p>
      <text:p text:style-name="P4"><text:span text:style-name="T28"><text:s text:c="8"/></text:span><text:span text:style-name="T33">Throwable</text:span><text:span text:style-name="T28"> </text:span><text:span text:style-name="T34">caught</text:span><text:span text:style-name="T28"> </text:span><text:span text:style-name="T29">)</text:span></text:p>
      <text:p text:style-name="P4"><text:span text:style-name="T28"><text:s text:c="4"/></text:span><text:span text:style-name="T29">{</text:span><text:span text:style-name="T28"> </text:span><text:span text:style-name="T31">// ошибка при загрузке документа</text:span></text:p>
      <text:p text:style-name="P4"><text:span text:style-name="T28"><text:s text:c="8"/></text:span><text:span text:style-name="T34">caught</text:span><text:span text:style-name="T28">.</text:span><text:span text:style-name="T35">printStackTrace</text:span><text:span text:style-name="T29">()</text:span><text:span text:style-name="T28">;</text:span></text:p>
      <text:p text:style-name="P4"><text:span text:style-name="T28"><text:s text:c="4"/></text:span><text:span text:style-name="T29">}</text:span></text:p>
      <text:p text:style-name="P4"/>
      <text:p text:style-name="P6"><text:s text:c="4"/><text:span text:style-name="T11">public</text:span> <text:span text:style-name="T11">void</text:span> <text:span text:style-name="T11">onSuccess(</text:span></text:p>
      <text:p text:style-name="P4"><text:span text:style-name="T28"><text:s text:c="8"/></text:span><text:span text:style-name="T33">Object</text:span><text:span text:style-name="T28"> </text:span><text:span text:style-name="T34">result</text:span><text:span text:style-name="T28"> </text:span><text:span text:style-name="T29">)</text:span></text:p>
      <text:p text:style-name="P4"><text:span text:style-name="T28"><text:s text:c="4"/></text:span><text:span text:style-name="T29">{</text:span><text:span text:style-name="T28"> </text:span><text:span text:style-name="T31">// инициализировались успешно - можно грузить дальше</text:span></text:p>
      <text:p text:style-name="P4"><text:span text:style-name="T28"><text:s text:c="8"/></text:span><text:span text:style-name="T36">createPages</text:span><text:span text:style-name="T29">()</text:span><text:span text:style-name="T28">;</text:span></text:p>
      <text:p text:style-name="P4"><text:span text:style-name="T28"><text:s text:c="8"/></text:span><text:span text:style-name="T35">showPages</text:span><text:span text:style-name="T29">()</text:span><text:span text:style-name="T28">;</text:span></text:p>
      <text:p text:style-name="P6"><text:s text:c="8"/><text:span text:style-name="T11">try</text:span></text:p>
      <text:p text:style-name="P6"><text:s text:c="8"/><text:span text:style-name="T11">{</text:span></text:p>
      <text:p text:style-name="P4"><text:span text:style-name="T28"><text:s text:c="12"/></text:span><text:span text:style-name="T36">loadData</text:span><text:span text:style-name="T29">()</text:span><text:span text:style-name="T28">;</text:span></text:p>
      <text:p text:style-name="P6"><text:s text:c="8"/><text:span text:style-name="T11">}</text:span></text:p>
      <text:p text:style-name="P4"><text:span text:style-name="T28"><text:s text:c="8"/></text:span><text:span text:style-name="T29">catch</text:span><text:span text:style-name="T28"> </text:span><text:span text:style-name="T29">(</text:span><text:span text:style-name="T28"> </text:span><text:span text:style-name="T33">Exception</text:span><text:span text:style-name="T28"> e </text:span><text:span text:style-name="T29">)</text:span></text:p>
      <text:p text:style-name="P6"><text:s text:c="8"/><text:span text:style-name="T11">{</text:span></text:p>
      <text:p text:style-name="P4"><text:span text:style-name="T28"><text:s text:c="12"/>e.</text:span><text:span text:style-name="T35">printStackTrace</text:span><text:span text:style-name="T29">()</text:span><text:span text:style-name="T28">;</text:span></text:p>
      <text:p text:style-name="P6"><text:s text:c="8"/><text:span text:style-name="T11">}</text:span></text:p>
      <text:p text:style-name="P6"><text:s text:c="4"/><text:span text:style-name="T11">}</text:span></text:p>
      <text:p text:style-name="P5">}</text:p>
      <text:p text:style-name="Обычный_20_текст"/>
      <text:p text:style-name="Обычный_20_текст"><text:span text:style-name="T14">Здесь абстрактные методы </text:span><text:span text:style-name="T15">createPages()</text:span><text:span text:style-name="T14"> и </text:span><text:span text:style-name="T15">loadData() </text:span><text:span text:style-name="T16">должны</text:span><text:span text:style-name="T14"> вызывать методы </text:span><text:soft-page-break/><text:span text:style-name="T14">создания и загрузки данных конкретных сгенерированных конвертером классов страниц.</text:span></text:p>
      <text:h text:style-name="Heading_20_2" text:outline-level="2">Конвертер</text:h>
      <text:p text:style-name="Обычный_20_текст">Для дальнейшей работы нужно сгенерировать классы страниц для клиентской части и классы наборов полей для серверной.</text:p>
      <text:h text:style-name="Heading_20_3" text:outline-level="3">Язык</text:h>
      <text:p text:style-name="Обычный_20_текст">Как уже говорилось, страница описывается языком на основе расширенного html. Главные расширения касаются:</text:p>
      <text:list xml:id="list30685142" text:style-name="L26">
        <text:list-item>
          <text:p text:style-name="P54">новых атрибутов элементов</text:p>
          <text:list>
            <text:list-item>
              <text:p text:style-name="P54">Многие типы элементов управления для связи с полями документа имеют атрибут className. </text:p>
            </text:list-item>
            <text:list-item>
              <text:p text:style-name="P54"><text:span text:style-name="T14">Для задания дополнительных свойств отображения и поведения отдельных типов элементов, также используются дополнительные атрибуты (например, label::header — указывает на справку помощи по графе, или input::directory — указывает на справочник для заполнения </text:span><text:span text:style-name="T14">поля).</text:span></text:p>
            </text:list-item>
          </text:list>
        </text:list-item>
        <text:list-item>
          <text:p text:style-name="P54">новых элементов</text:p>
          <text:p text:style-name="P54">Редактор имеет сложные элементы, их тоже нужно описать. Таковы, например </text:p>
          <text:list>
            <text:list-item>
              <text:p text:style-name="P54"><text:span text:style-name="T15">&lt;date .../&gt; - </text:span><text:span text:style-name="T16">календарь для ввода дат</text:span></text:p>
            </text:list-item>
            <text:list-item>
              <text:p text:style-name="P54"><text:span text:style-name="T15">&lt;goodsCounter .../&gt; - </text:span><text:span text:style-name="T16">счетчик товаров для перезагрузки данных товарной части документов ГТД или ДТС при изменении выбранного товара</text:span></text:p>
            </text:list-item>
            <text:list-item>
              <text:p text:style-name="P54"><text:span text:style-name="T15">&lt;edlist .../&gt; - </text:span><text:span text:style-name="T16">всплывающая таблица с кнопкой для ее вызова, служащая для редактирования множественных полей документа</text:span></text:p>
            </text:list-item>
          </text:list>
        </text:list-item>
      </text:list>
      <text:p text:style-name="Обычный_20_текст">Страница на таком языке может быть наглядно отображена любым доступным редактором HTML.</text:p>
      <text:p text:style-name="P3"><draw:frame draw:style-name="fr9" draw:name="Графический объект11" text:anchor-type="paragraph" svg:width="16.999cm" svg:height="11.74cm" draw:z-index="3"><draw:image xlink:href="Pictures/100000000000047F0000031B1C1749FD.png" xlink:type="simple" xlink:show="embed" xlink:actuate="onLoad"/></draw:frame><text:soft-page-break/></text:p>
      <text:h text:style-name="Heading_20_3" text:outline-level="3">Структуры и алгоритмы преобразования</text:h>
      <text:list xml:id="list30668790" text:style-name="L27">
        <text:list-header>
          <text:p text:style-name="P65">HTML-документ может быть легко разобран в дерево объектов при помощи DOM-парсера</text:p>
          <text:p text:style-name="P65">Полученная иерархическая структура располагает к применению шаблона проектирования Visitor (с некоторыми изменениями) для обработки элементов страницы. <text:span text:style-name="T14">Все обработчики узлов будут наследниками одного класса </text:span><text:span text:style-name="T15">NodeVisitor </text:span><text:span text:style-name="T16">и иметь общее поведение. При попадании в узел такой объект выполняет специфическую для узла своего типа обработку, затем обходит все дочерние узлы, подбирая для каждого обработчик нужного типа. Таким образом выполняется обход в глубину.</text:span></text:p>
        </text:list-header>
      </text:list>
      <text:p text:style-name="P18"/>
      <text:p text:style-name="Обычный_20_текст"><draw:frame draw:style-name="fr6" draw:name="Графический объект12" text:anchor-type="paragraph" svg:x="2.346cm" svg:y="1.281cm" svg:width="12.435cm" svg:height="17.134cm" draw:z-index="4"><draw:image xlink:href="Pictures/100000000000027E00000378ECFB7DC9.png" xlink:type="simple" xlink:show="embed" xlink:actuate="onLoad"/></draw:frame><text:soft-page-break/>Классы, созданные для обработки всех типов элементов, образуют следующую иерархию:</text:p>
      <text:h text:style-name="Heading_20_3" text:outline-level="3">Генерируемые файлы</text:h>
      <text:p text:style-name="Обычный_20_текст">В результате обработки генерируются файлы (примеры см. в <text:span text:style-name="T27">Приложении</text:span>):</text:p>
      <text:list xml:id="list30681503" text:style-name="L28">
        <text:list-item>
          <text:p text:style-name="P55">класса, формирующего страницу на клиенте</text:p>
        </text:list-item>
        <text:list-item>
          <text:p text:style-name="P55">надписей и сообщений, вынесенных в отдельный файл</text:p>
        </text:list-item>
        <text:list-item>
          <text:p text:style-name="P55">класса, содержащего набор полей на сервере</text:p>
        </text:list-item>
      </text:list>
      <text:p text:style-name="Обычный_20_текст">Также необходим набор классов, который будет предоставлять шаблоны кода (не только <text:span text:style-name="T27">java</text:span>, но и <text:span text:style-name="T27">properties</text:span>) для генерации. Классы, созданные по подобию рефлексии java и адаптированные для генерации вышеуказанных файлов, образуют следующую иерархию:</text:p>
      <text:p text:style-name="P14"><draw:frame draw:style-name="fr9" draw:name="Графический объект13" text:anchor-type="paragraph" svg:width="16.999cm" svg:height="10.202cm" draw:z-index="5"><draw:image xlink:href="Pictures/1000000000000346000001F77FEC4E35.png" xlink:type="simple" xlink:show="embed" xlink:actuate="onLoad"/></draw:frame><text:soft-page-break/></text:p>
      <text:h text:style-name="Heading_20_2" text:outline-level="2">Логика</text:h>
      <text:p text:style-name="Обычный_20_текст">Спецификация требует, чтобы изменения одних элементов управления некоторым образом влияли на другие. Эти связи единичны, неформализуемы и изменяются вместе со спецификацией. Конвертеру их не обработать. Однако, возможность конвертера делать элементы управления общедоступными атрибутами класса позволит декорировать классы страниц другими классами. Эти классы будут содержать обработку описанных в спецификации изменений нужных атрибутов.</text:p>
      <text:p text:style-name="Обычный_20_текст"><draw:frame draw:style-name="fr5" draw:name="Графический объект15" text:anchor-type="paragraph" svg:width="16.999cm" svg:height="7.964cm" draw:z-index="10"><draw:image xlink:href="Pictures/100000000000021C000000FD579BD4DA.png" xlink:type="simple" xlink:show="embed" xlink:actuate="onLoad"/></draw:frame></text:p>
      <text:h text:style-name="Heading_20_2" text:outline-level="2"><text:soft-page-break/>Классы взаимодействия клиента и сервера</text:h>
      <text:p text:style-name="Обычный_20_текст">Таким образом для каждого элемента управления мы можем задать соотвествующее ему поле документа. Как наладить их взаимодействие? Для этого в состав каждой страницы нужно включить контейнер связей элементов <text:span text:style-name="T23">(</text:span><text:span text:style-name="T24">WidgetBinder</text:span><text:span text:style-name="T23">),</text:span> который бы содержал элементы управления и названия их полей, и брал бы на себя запросы к серверу при действиях с этими элементами.</text:p>
      <text:p text:style-name="Обычный_20_текст">Класс связей хранит элементы тип<text:span text:style-name="T7">а </text:span><text:span text:style-name="T24">HasValue</text:span><text:span text:style-name="T23">. </text:span><text:span text:style-name="T7">Этот интерфейс адаптирует специально доработанные элементы управления </text:span><text:span text:style-name="T23">GWT </text:span><text:span text:style-name="T7">для работы с ними в редакторе. </text:span></text:p>
      <text:p text:style-name="P22">Они составляют вместе следующую иерархию:</text:p>
      <text:p text:style-name="Обычный_20_текст"/>
      <text:p text:style-name="P21"><draw:frame draw:style-name="fr7" draw:name="Графический объект20" text:anchor-type="paragraph" svg:width="13.467cm" svg:height="12.674cm" draw:z-index="15"><draw:image xlink:href="Pictures/10000000000001FD000001DFA0261C46.png" xlink:type="simple" xlink:show="embed" xlink:actuate="onLoad"/></draw:frame></text:p>
      <text:p text:style-name="Обычный_20_текст">Иерархия обобщенных элементов управления:</text:p>
      <text:p text:style-name="Обычный_20_текст"><draw:frame draw:style-name="fr8" draw:name="Графический объект8" text:anchor-type="paragraph" svg:width="12.779cm" svg:height="8.52cm" draw:z-index="6"><draw:image xlink:href="Pictures/10000000000001E30000014224390D16.png" xlink:type="simple" xlink:show="embed" xlink:actuate="onLoad"/></draw:frame><text:soft-page-break/>В сочетании с классом связей эти классы элементов составляют единый клиентский интерфейс взаимодействия с сервером. </text:p>
      <text:h text:style-name="Heading_20_2" text:outline-level="2">Серверн<text:span text:style-name="T7">ая</text:span> часть</text:h>
      <text:p text:style-name="Обычный_20_текст">Для начала работы редактора осталось теперь разработать интерфейс, который предоставляет сервер.</text:p>
      <text:p text:style-name="Обычный_20_текст">Из планируемых модулей</text:p>
      <text:list xml:id="list32405307" text:continue-list="list30692346" text:style-name="L17">
        <text:list-item text:start-value="1">
          <text:p text:style-name="P47">взаимодействия с БД портала</text:p>
        </text:list-item>
        <text:list-item>
          <text:p text:style-name="P47">предварительной подготовки для каждого типа документов </text:p>
        </text:list-item>
        <text:list-item>
          <text:p text:style-name="P47">разбора, редактирования и валидации документа</text:p>
        </text:list-item>
        <text:list-item>
          <text:p text:style-name="P47">взаимодействия со временной БД</text:p>
        </text:list-item>
        <text:list-item>
          <text:p text:style-name="P47">модуль справочников</text:p>
        </text:list-item>
        <text:list-item>
          <text:p text:style-name="P47">модуль расчета платежей</text:p>
        </text:list-item>
      </text:list>
      <text:p text:style-name="Обычный_20_текст">нас интересуют пункты 1-4.</text:p>
      <text:h text:style-name="P90" text:outline-level="3">Модуль взаимодействия с БД портала и модули предварительной подготовки</text:h>
      <text:p text:style-name="Обычный_20_текст"><text:span text:style-name="T12">Взаимодействие с БД портала заключается в приеме от портала и передаче ему документа в текстовом виде и преобразовании его в объект </text:span><text:span text:style-name="T18">EMF </text:span><text:span text:style-name="T17">для работы внутри редактора. Эти действия одинаковы для всех типов документов.</text:span></text:p>
      <text:p text:style-name="Обычный_20_текст">В случае создания нового документа, от портала поступает пустой текстовый документ, а потому необходима предварительная подготовка для создания валидного по схеме документа. Эта подготовка различается для каждого типа документов.</text:p>
      <text:p text:style-name="Обычный_20_текст">Вместе действия по преобразованию и подготовке документов могут быть реализованы иерархической системой классов, где классы верхнего уровня абстракции будут отвечать за преобразование, а нижнего — за подготовку документа. Она выглядит так:</text:p>
      <text:p text:style-name="P2"><draw:frame draw:style-name="fr7" draw:name="Графический объект10" text:anchor-type="paragraph" svg:width="14.236cm" svg:height="6.219cm" draw:z-index="8"><draw:image xlink:href="Pictures/200000070000379C0000184B4C022D12.svm" xlink:type="simple" xlink:show="embed" xlink:actuate="onLoad"/></draw:frame><text:soft-page-break/></text:p>
      <text:h text:style-name="P89" text:outline-level="3">Модуль разбора, редактирования и валидации документа</text:h>
      <text:p text:style-name="Обычный_20_текст"><text:span text:style-name="T12">Редактирование документа представляет собой последовательность многочисленных, подобных друг другу действий по изменению состояния полей документа. Для его реализации применим шаблон проектирования </text:span><text:span text:style-name="T18">Command. </text:span><text:span text:style-name="T17">Классы команд, необходимых для реализации всех действий по редактированию документа, представляют следующую иерархию:</text:span><text:span text:style-name="T17"><office:annotation><dc:creator>eav eav</dc:creator><dc:date>2009-01-16T12:51:05.91</dc:date><text:p text:style-name="P94"><text:span text:style-name="T41">Описать валидаторы</text:span></text:p></office:annotation></text:span></text:p>
      <text:p text:style-name="P2"><draw:frame draw:style-name="fr7" draw:name="Графический объект9" text:anchor-type="paragraph" svg:width="16.618cm" svg:height="12.649cm" draw:z-index="7"><draw:image xlink:href="Pictures/20000007000040E9000031685325EBEA.svm" xlink:type="simple" xlink:show="embed" xlink:actuate="onLoad"/></draw:frame></text:p>
      <text:h text:style-name="P89" text:outline-level="3"><text:soft-page-break/>Модуль взаимодействия со временной БД</text:h>
      <text:p text:style-name="Обычный_20_текст"><text:span text:style-name="T12">Взаимодействие со временной БД заключается в загрузке, удалении документа и сохранения при редактировании его валидных частей <text:s/>в во временную БД. Для таких действий с документом необходимо контролировать его корневой элемент. Также необходимо контролировать процесс добавления, изменения и удаления мелких частей документов, некоторые из которых должны, а некоторые — не должны быть сохранены, в зависимости от постоянно меняющейся валидности по схеме. Ни </text:span><text:span text:style-name="T18">EMF, </text:span><text:span text:style-name="T17">ни </text:span><text:span text:style-name="T18">Hibernate </text:span><text:span text:style-name="T17">не берут это на себя.</text:span><text:span text:style-name="T12"> Это ведет к созданию оберточного класса над корневым элементом документов </text:span><text:span text:style-name="T18">EMF </text:span><text:span text:style-name="T17">и его составной части — контейнера частей документов, своеобразного «сборщика документного мусора».</text:span></text:p>
      <text:p text:style-name="Обычный_20_текст">Их функции таковы:</text:p>
      <text:list xml:id="list30682361" text:style-name="L29">
        <text:list-item>
          <text:p text:style-name="P56">Оберточный класс</text:p>
          <text:list>
            <text:list-item>
              <text:p text:style-name="P56">создание валидаторов</text:p>
            </text:list-item>
            <text:list-item>
              <text:p text:style-name="P56">поддержание сессий hibernate</text:p>
            </text:list-item>
            <text:list-item>
              <text:p text:style-name="P56">контроль обращений к корневому элементу документа и сборщику мусора</text:p>
            </text:list-item>
          </text:list>
        </text:list-item>
        <text:list-item>
          <text:p text:style-name="P56">Сборщик мусора</text:p>
          <text:list>
            <text:list-item>
              <text:p text:style-name="P56">сохранение частей документа в сессии hibernate</text:p>
            </text:list-item>
            <text:list-item>
              <text:p text:style-name="P56">сохранение всего документа в сессии hibernate</text:p>
            </text:list-item>
            <text:list-item>
              <text:p text:style-name="P56">удаление частей документа из сессии hibernate</text:p>
            </text:list-item>
            <text:list-item>
              <text:p text:style-name="P56">очистка документа, хранящегося в сессии hibernate</text:p>
            </text:list-item>
          </text:list>
        </text:list-item>
      </text:list>
      <text:p text:style-name="Обычный_20_текст"><draw:frame draw:style-name="fr6" draw:name="Графический объект16" text:anchor-type="paragraph" svg:x="0cm" svg:y="0.995cm" svg:width="16.999cm" svg:height="6.227cm" draw:z-index="11"><draw:image xlink:href="Pictures/1000000000000346000001338F7C7FD3.png" xlink:type="simple" xlink:show="embed" xlink:actuate="onLoad"/></draw:frame>Взаимосвязь этих классов такова:</text:p>
      <text:p text:style-name="P7"/>
      <text:p text:style-name="Обычный_20_текст">Оберточный класс вместе с потомками составляет следующую иерархию:</text:p>
      <text:h text:style-name="Heading_20_2" text:outline-level="2" text:is-list-header="true"><draw:frame draw:style-name="fr7" draw:name="Графический объект14" text:anchor-type="paragraph" svg:width="14.235cm" svg:height="5.292cm" draw:z-index="9"><draw:image xlink:href="Pictures/100000000000021A000000C8718160C5.png" xlink:type="simple" xlink:show="embed" xlink:actuate="onLoad"/></draw:frame><text:soft-page-break/></text:h>
      <text:p text:style-name="P9"/>
      <text:h text:style-name="Heading_20_2" text:outline-level="2">Результат</text:h>
      <text:p text:style-name="P19">По завершению программирования и отладки ошибок в работе модулей, взаимодействии модулей и взаимодействии Редактора и Портала — получено работающее программное средство. Запустив серверную часть в контейнере веб-приложений, и перейдя в <text:span text:style-name="T23">Internet Explorer </text:span><text:span text:style-name="T7">на страницу приложения, сможем редактировать документ. (скриншоты см. в </text:span><text:span text:style-name="T8">Приложении</text:span><text:span text:style-name="T7">)</text:span></text:p>
      <text:p text:style-name="P2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Courier New" svg:font-family="'Courier New'" style:font-family-generic="modern"/>
    <style:font-face style:name="Times New Roman" svg:font-family="'Times New Roman'" style:font-family-generic="roman"/>
    <style:font-face style:name="Liberation Sans1" svg:font-family="'Liberation Sans'" style:font-family-generic="swiss"/>
    <style:font-face style:name="Tahoma" svg:font-family="Tahoma" style:font-family-generic="swiss"/>
    <style:font-face style:name="Courier New1" svg:font-family="'Courier New'"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Liberation Serif1" svg:font-family="'Liberation Serif'" style:font-family-generic="swiss" style:font-pitch="variable"/>
    <style:font-face style:name="Tahoma1" svg:font-family="Tahoma" style:font-family-generic="swiss" style:font-pitch="variable"/>
    <style:font-face style:name="DejaVu Sans" svg:font-family="'DejaVu Sans'" style:font-family-generic="system" style:font-pitch="variable"/>
  </office:font-face-decls>
  <office:styles>
    <draw:marker draw:name="Arrow" svg:viewBox="0 0 20 30" svg:d="m10 0-10 30h20z"/>
    <draw:marker draw:name="Стили_20_стрелок_20_1" draw:display-name="Стили стрелок 1"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ext_20_body_20_indent" style:display-name="Text body indent" style:family="paragraph" style:parent-style-name="Standard" style:class="text">
      <style:paragraph-properties fo:margin-left="0cm" fo:margin-right="0cm" fo:line-height="130%" fo:text-indent="1.251cm" style:auto-text-indent="false"/>
      <style:text-properties fo:font-size="13pt" style:font-size-asian="13pt"/>
    </style:style>
    <style:style style:name="Heading_20_1" style:display-name="Heading 1" style:family="paragraph" style:parent-style-name="Title" style:next-style-name="Text_20_body" style:class="text" style:default-outline-level="1">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Title"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Title" style:next-style-name="Text_20_body" style:class="text" style:default-outline-level="3">
      <style:text-properties fo:font-size="14pt" fo:font-weight="bold" style:font-size-asian="14pt" style:font-weight-asian="bold" style:font-size-complex="14pt" style:font-weight-complex="bold"/>
    </style:style>
    <style:style style:name="Heading_20_4" style:display-name="Heading 4" style:family="paragraph" style:parent-style-name="Title"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Title" style:next-style-name="Text_20_body" style:class="text" style:default-outline-level="5">
      <style:text-properties fo:font-size="85%" fo:font-weight="bold" style:font-size-asian="85%" style:font-weight-asian="bold" style:font-size-complex="85%" style:font-weight-complex="bold"/>
    </style:style>
    <style:style style:name="Стиль_20_По_20_ширине_20_Первая_20_строка_3a__20__20_127_20_см" style:display-name="Стиль По ширине Первая строка:  127 см" style:family="paragraph" style:parent-style-name="Standard">
      <style:paragraph-properties fo:margin-left="0cm" fo:margin-right="0cm" fo:line-height="150%" fo:text-align="justify" style:justify-single-word="false" fo:text-indent="1.27cm" style:auto-text-indent="false"/>
      <style:text-properties style:font-size-complex="10pt"/>
    </style:style>
    <style:style style:name="Обычный_20_текст_20_Знак" style:display-name="Обычный текст Знак" style:family="paragraph" style:parent-style-name="Standard">
      <style:paragraph-properties fo:margin-left="0cm" fo:margin-right="0cm" fo:line-height="150%" fo:text-align="justify" style:justify-single-word="false" fo:text-indent="1.251cm" style:auto-text-indent="false"/>
    </style:style>
    <style:style style:name="Обычный_20_текст" style:display-name="Обычный текст" style:family="paragraph" style:parent-style-name="Standard">
      <style:paragraph-properties fo:margin-left="0cm" fo:margin-right="0cm" fo:line-height="100%" fo:text-align="justify" style:justify-single-word="false" fo:text-indent="0cm" style:auto-text-indent="false">
        <style:tab-stops/>
      </style:paragraph-properties>
      <style:text-properties fo:font-size="14pt"/>
    </style:style>
    <style:style style:name="Основной_20_текст_20_2" style:display-name="Основной текст 2" style:family="paragraph" style:parent-style-name="Standard">
      <style:paragraph-properties fo:text-align="center" style:justify-single-word="false"/>
      <style:text-properties fo:font-size="14pt" fo:font-weight="bold" style:font-size-asian="14pt"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WW8Num37z0" style:family="text">
      <style:text-properties style:font-name="Symbol"/>
    </style:style>
    <style:style style:name="WW8Num37z1" style:family="text">
      <style:text-properties style:font-name="Courier New" style:font-name-complex="Courier New"/>
    </style:style>
    <style:style style:name="WW8Num37z2" style:family="text">
      <style:text-properties style:font-name="Wingdings"/>
    </style:style>
    <style:style style:name="Основной_20_шрифт_20_абзаца" style:display-name="Основной шрифт абзаца" style:family="text"/>
    <style:style style:name="Обычный_20_текст_20_Знак_20_Знак" style:display-name="Обычный текст Знак Знак" style:family="text" style:parent-style-name="Основной_20_шрифт_20_абзаца">
      <style:text-properties fo:font-size="12pt" fo:language="ru" fo:country="RU" style:font-size-asian="12pt" style:font-size-complex="12pt" style:language-complex="ar" style:country-complex="SA"/>
    </style:style>
    <style:style style:name="WW8Num50z0" style:family="text">
      <style:text-properties style:font-name="Wingdings"/>
    </style:style>
    <style:style style:name="WW8Num50z1" style:family="text">
      <style:text-properties style:font-name="Courier New" style:font-name-complex="Courier New"/>
    </style:style>
    <style:style style:name="WW8Num50z3" style:family="text">
      <style:text-properties style:font-name="Symbol"/>
    </style:style>
    <style:style style:name="WW8Num10z0" style:family="text">
      <style:text-properties style:font-name="Symbol"/>
    </style:style>
    <style:style style:name="WW8Num18z0" style:family="text">
      <style:text-properties style:font-name="Wingdings"/>
    </style:style>
    <style:style style:name="WW8Num18z1" style:family="text">
      <style:text-properties style:font-name="Courier New"/>
    </style:style>
    <style:style style:name="WW8Num18z3" style:family="text">
      <style:text-properties style:font-name="Symbol"/>
    </style:style>
    <style:style style:name="WW8Num35z0" style:family="text">
      <style:text-properties style:font-name="Wingdings"/>
    </style:style>
    <style:style style:name="WW8Num35z1" style:family="text">
      <style:text-properties style:font-name="Courier New"/>
    </style:style>
    <style:style style:name="WW8Num35z3" style:family="text">
      <style:text-properties style:font-name="Symbol"/>
    </style:style>
    <style:style style:name="WW8Num12z0" style:family="text">
      <style:text-properties style:font-name="Wingdings"/>
    </style:style>
    <style:style style:name="WW8Num12z1" style:family="text">
      <style:text-properties style:font-name="Courier New"/>
    </style:style>
    <style:style style:name="WW8Num12z3" style:family="text">
      <style:text-properties style:font-name="Symbol"/>
    </style:style>
    <style:style style:name="WW8Num34z0" style:family="text">
      <style:text-properties style:font-name="Wingdings"/>
    </style:style>
    <style:style style:name="WW8Num34z1" style:family="text">
      <style:text-properties style:font-name="Courier New"/>
    </style:style>
    <style:style style:name="WW8Num34z3" style:family="text">
      <style:text-properties style:font-name="Symbol"/>
    </style:style>
    <style:style style:name="WW8Num4z0" style:family="text">
      <style:text-properties style:font-name="Symbol"/>
    </style:style>
    <style:style style:name="WW8Num4z1" style:family="text">
      <style:text-properties style:font-name="Courier New" style:font-name-complex="Courier New"/>
    </style:style>
    <style:style style:name="WW8Num4z2" style:family="text">
      <style:text-properties style:font-name="Wingding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37" text:consecutive-numbering="true">
      <text:list-level-style-bullet text:level="1" text:style-name="WW8Num37z0" style:num-suffix="." text:bullet-char="">
        <style:list-level-properties text:list-level-position-and-space-mode="label-alignment">
          <style:list-level-label-alignment text:label-followed-by="listtab" text:list-tab-stop-position="2.521cm" fo:text-indent="-0.635cm" fo:margin-left="2.521cm"/>
        </style:list-level-properties>
        <style:text-properties style:font-name="Symbol"/>
      </text:list-level-style-bullet>
      <text:list-level-style-bullet text:level="2" text:style-name="WW8Num37z1" style:num-suffix="." text:bullet-char="o">
        <style:list-level-properties text:list-level-position-and-space-mode="label-alignment">
          <style:list-level-label-alignment text:label-followed-by="listtab" text:list-tab-stop-position="3.791cm" fo:text-indent="-0.635cm" fo:margin-left="3.791cm"/>
        </style:list-level-properties>
        <style:text-properties style:font-name="Courier New1"/>
      </text:list-level-style-bullet>
      <text:list-level-style-bullet text:level="3" text:style-name="WW8Num37z2" style:num-suffix="." text:bullet-char="">
        <style:list-level-properties text:list-level-position-and-space-mode="label-alignment">
          <style:list-level-label-alignment text:label-followed-by="listtab" text:list-tab-stop-position="5.061cm" fo:text-indent="-0.635cm" fo:margin-left="5.061cm"/>
        </style:list-level-properties>
        <style:text-properties style:font-name="Wingdings"/>
      </text:list-level-style-bullet>
      <text:list-level-style-bullet text:level="4" text:style-name="WW8Num37z0" style:num-suffix="." text:bullet-char="">
        <style:list-level-properties text:list-level-position-and-space-mode="label-alignment">
          <style:list-level-label-alignment text:label-followed-by="listtab" text:list-tab-stop-position="6.331cm" fo:text-indent="-0.635cm" fo:margin-left="6.331cm"/>
        </style:list-level-properties>
        <style:text-properties style:font-name="Symbol"/>
      </text:list-level-style-bullet>
      <text:list-level-style-bullet text:level="5" text:style-name="WW8Num37z1" style:num-suffix="." text:bullet-char="o">
        <style:list-level-properties text:list-level-position-and-space-mode="label-alignment">
          <style:list-level-label-alignment text:label-followed-by="listtab" text:list-tab-stop-position="7.601cm" fo:text-indent="-0.635cm" fo:margin-left="7.601cm"/>
        </style:list-level-properties>
        <style:text-properties style:font-name="Courier New1"/>
      </text:list-level-style-bullet>
      <text:list-level-style-bullet text:level="6" text:style-name="WW8Num37z2" style:num-suffix="." text:bullet-char="">
        <style:list-level-properties text:list-level-position-and-space-mode="label-alignment">
          <style:list-level-label-alignment text:label-followed-by="listtab" text:list-tab-stop-position="8.871cm" fo:text-indent="-0.635cm" fo:margin-left="8.871cm"/>
        </style:list-level-properties>
        <style:text-properties style:font-name="Wingdings"/>
      </text:list-level-style-bullet>
      <text:list-level-style-bullet text:level="7" text:style-name="WW8Num37z0" style:num-suffix="." text:bullet-char="">
        <style:list-level-properties text:list-level-position-and-space-mode="label-alignment">
          <style:list-level-label-alignment text:label-followed-by="listtab" text:list-tab-stop-position="10.141cm" fo:text-indent="-0.635cm" fo:margin-left="10.141cm"/>
        </style:list-level-properties>
        <style:text-properties style:font-name="Symbol"/>
      </text:list-level-style-bullet>
      <text:list-level-style-bullet text:level="8" text:style-name="WW8Num37z1" style:num-suffix="." text:bullet-char="o">
        <style:list-level-properties text:list-level-position-and-space-mode="label-alignment">
          <style:list-level-label-alignment text:label-followed-by="listtab" text:list-tab-stop-position="11.411cm" fo:text-indent="-0.635cm" fo:margin-left="11.411cm"/>
        </style:list-level-properties>
        <style:text-properties style:font-name="Courier New1"/>
      </text:list-level-style-bullet>
      <text:list-level-style-bullet text:level="9" text:style-name="WW8Num37z2" style:num-suffix="." text:bullet-char="">
        <style:list-level-properties text:list-level-position-and-space-mode="label-alignment">
          <style:list-level-label-alignment text:label-followed-by="listtab" text:list-tab-stop-position="12.681cm" fo:text-indent="-0.635cm" fo:margin-left="12.681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0" text:consecutive-numbering="true">
      <text:list-level-style-bullet text:level="1" text:style-name="WW8Num5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5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0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0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50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0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50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WW8Num1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WW8Num1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4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bullet text:level="1" text:style-name="Bullet_20_Symbols" style:num-suffix="." text:bullet-char="•">
        <style:list-level-properties text:list-level-position-and-space-mode="label-alignment">
          <style:list-level-label-alignment text:label-followed-by="listtab" text:list-tab-stop-position="3.122cm" fo:text-indent="-0.635cm" fo:margin-left="3.122cm"/>
        </style:list-level-properties>
        <style:text-properties style:font-name="StarSymbol"/>
      </text:list-level-style-bullet>
      <text:list-level-style-number text:level="2" style:num-suffix="." style:num-format="a" style:num-letter-sync="true">
        <style:list-level-properties text:list-level-position-and-space-mode="label-alignment">
          <style:list-level-label-alignment text:label-followed-by="listtab" text:list-tab-stop-position="4.392cm" fo:text-indent="-0.635cm" fo:margin-left="4.392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5.662cm" fo:text-indent="-0.318cm" fo:margin-left="5.662cm"/>
        </style:list-level-properties>
      </text:list-level-style-number>
      <text:list-level-style-number text:level="4" style:num-suffix="." style:num-format="1">
        <style:list-level-properties text:list-level-position-and-space-mode="label-alignment">
          <style:list-level-label-alignment text:label-followed-by="listtab" text:list-tab-stop-position="6.932cm" fo:text-indent="-0.635cm" fo:margin-left="6.932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8.202cm" fo:text-indent="-0.635cm" fo:margin-left="8.202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9.472cm" fo:text-indent="-0.318cm" fo:margin-left="9.472cm"/>
        </style:list-level-properties>
      </text:list-level-style-number>
      <text:list-level-style-number text:level="7" style:num-suffix="." style:num-format="1">
        <style:list-level-properties text:list-level-position-and-space-mode="label-alignment">
          <style:list-level-label-alignment text:label-followed-by="listtab" text:list-tab-stop-position="10.742cm" fo:text-indent="-0.635cm" fo:margin-left="10.742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2.012cm" fo:text-indent="-0.635cm" fo:margin-left="12.012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3.282cm" fo:text-indent="-0.318cm" fo:margin-left="13.28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2" text:style-name="WW8Num4z1" style:num-suffix="." text:bullet-char="o">
        <style:list-level-properties text:list-level-position-and-space-mode="label-alignment">
          <style:list-level-label-alignment text:label-followed-by="listtab" text:list-tab-stop-position="3.789cm" fo:text-indent="-0.635cm" fo:margin-left="3.789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5.059cm" fo:text-indent="-0.635cm" fo:margin-left="5.059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6.329cm" fo:text-indent="-0.635cm" fo:margin-left="6.329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7.599cm" fo:text-indent="-0.635cm" fo:margin-left="7.599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8.869cm" fo:text-indent="-0.635cm" fo:margin-left="8.869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10.139cm" fo:text-indent="-0.635cm" fo:margin-left="10.13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1.409cm" fo:text-indent="-0.635cm" fo:margin-left="11.409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2.679cm" fo:text-indent="-0.635cm" fo:margin-left="12.67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number text:level="1" style:num-suffix=")" style:num-format="1">
        <style:list-level-properties text:list-level-position-and-space-mode="label-alignment">
          <style:list-level-label-alignment text:label-followed-by="listtab" text:list-tab-stop-position="2.969cm" fo:text-indent="-1.72cm" fo:margin-left="2.969cm"/>
        </style:list-level-properties>
      </text:list-level-style-number>
      <text:list-level-style-bullet text:level="2" text:style-name="Bullet_20_Symbols" style:num-suffix="." text:bullet-char="•">
        <style:list-level-properties text:list-level-position-and-space-mode="label-alignment">
          <style:list-level-label-alignment text:label-followed-by="listtab" text:list-tab-stop-position="3.154cm" fo:text-indent="-0.635cm" fo:margin-left="3.154cm"/>
        </style:list-level-properties>
        <style:text-properties style:font-name="StarSymbol"/>
      </text:list-level-style-bullet>
      <text:list-level-style-number text:level="3"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4">
      <text:list-level-style-bullet text:level="1" text:style-name="Zeichenformat" style:num-suffix="." text:bullet-char="-">
        <style:list-level-properties text:list-level-position-and-space-mode="label-alignment">
          <style:list-level-label-alignment text:label-followed-by="listtab" text:list-tab-stop-position="1.7cm" fo:text-indent="1.251cm"/>
        </style:list-level-properties>
        <style:text-properties style:font-name="Times New Roman1"/>
      </text:list-level-style-bullet>
      <text:list-level-style-bullet text:level="2" text:style-name="Zeichenformat"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Zeichenformat"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Bullet_20_Symbols" style:num-suffix="." text:bullet-char="•">
        <style:list-level-properties text:list-level-position-and-space-mode="label-alignment">
          <style:list-level-label-alignment text:label-followed-by="listtab" text:list-tab-stop-position="2.519cm" fo:text-indent="-0.635cm" fo:margin-left="2.519cm"/>
        </style:list-level-properties>
        <style:text-properties style:font-name="StarSymbol"/>
      </text:list-level-style-bullet>
      <text:list-level-style-bullet text:level="5" text:style-name="Zeichenformat"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Zeichenformat"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Zeichenformat"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Zeichenformat"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Zeichenformat"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Андрей Ерёменок</meta:initial-creator>
    <meta:creation-date>2008-12-30T00:37:24</meta:creation-date>
    <meta:generator>OpenOffice.org/3.0$Win32 OpenOffice.org_project/300m9$Build-9358</meta:generator>
    <dc:date>2009-01-21T12:29:08.18</dc:date>
    <dc:creator>eav eav</dc:creator>
    <meta:editing-duration>PT36H44M31S</meta:editing-duration>
    <meta:editing-cycles>1088</meta:editing-cycles>
    <meta:document-statistic meta:table-count="4" meta:image-count="25" meta:object-count="0" meta:page-count="43" meta:paragraph-count="477" meta:word-count="6608" meta:character-count="51789"/>
    <meta:user-defined meta:name="Поле 1"/>
    <meta:user-defined meta:name="Поле 2"/>
    <meta:user-defined meta:name="Поле 3"/>
    <meta:user-defined meta:name="Поле 4"/>
  </office:meta>
</office:document-meta>
</file>